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Table1.27" style:family="table-row">
      <style:table-row-properties style:min-row-height="0.1854in"/>
    </style:style>
    <style:style style:name="Table1.28" style:family="table-row">
      <style:table-row-properties style:min-row-height="0.1792in"/>
    </style:style>
    <style:style style:name="Table1.29" style:family="table-row">
      <style:table-row-properties style:min-row-height="0.1729in"/>
    </style:style>
    <style:style style:name="Table1.30" style:family="table-row">
      <style:table-row-properties style:min-row-height="0.1722in"/>
    </style:style>
    <style:style style:name="Table1.31" style:family="table-row">
      <style:table-row-properties style:min-row-height="0.2167in"/>
    </style:style>
    <style:style style:name="Table1.36" style:family="table-row">
      <style:table-row-properties style:min-row-height="0.2563in"/>
    </style:style>
    <style:style style:name="Table1.106" style:family="table-row">
      <style:table-row-properties style:min-row-height="1.6264in"/>
    </style:style>
    <style:style style:name="Table1.A106" style:family="table-cell">
      <style:table-cell-properties fo:background-color="transparent" fo:padding="0in" fo:border="none" style:writing-mode="page">
        <style:background-image/>
      </style:table-cell-properties>
    </style:style>
    <style:style style:name="P1" style:family="paragraph" style:parent-style-name="Table_20_Contents">
      <style:text-properties fo:font-weight="bold" officeooo:paragraph-rsid="001076d9" style:font-weight-asian="bold" style:font-weight-complex="bold"/>
    </style:style>
    <style:style style:name="P2" style:family="paragraph" style:parent-style-name="Table_20_Contents">
      <style:text-properties fo:color="#c9211e" loext:opacity="100%" fo:language="el" fo:country="GR" fo:font-weight="bold" officeooo:rsid="0011200c" officeooo:paragraph-rsid="0011200c" style:font-weight-asian="bold" style:font-weight-complex="bold"/>
    </style:style>
    <style:style style:name="P3" style:family="paragraph" style:parent-style-name="Standard">
      <style:text-properties officeooo:paragraph-rsid="00130f38"/>
    </style:style>
    <style:style style:name="P4" style:family="paragraph" style:parent-style-name="Standard">
      <style:text-properties officeooo:paragraph-rsid="0013f712"/>
    </style:style>
    <style:style style:name="P5" style:family="paragraph" style:parent-style-name="Standard">
      <style:text-properties officeooo:paragraph-rsid="00166049"/>
    </style:style>
    <style:style style:name="P6" style:family="paragraph" style:parent-style-name="Standard">
      <style:text-properties officeooo:paragraph-rsid="00172d5b"/>
    </style:style>
    <style:style style:name="P7" style:family="paragraph" style:parent-style-name="Standard">
      <style:text-properties officeooo:paragraph-rsid="001abbee"/>
    </style:style>
    <style:style style:name="P8" style:family="paragraph" style:parent-style-name="Table_20_Contents">
      <style:text-properties officeooo:paragraph-rsid="00130f38"/>
    </style:style>
    <style:style style:name="P9" style:family="paragraph" style:parent-style-name="Table_20_Contents">
      <style:text-properties officeooo:paragraph-rsid="0013f712"/>
    </style:style>
    <style:style style:name="P10" style:family="paragraph" style:parent-style-name="Table_20_Contents">
      <style:text-properties officeooo:paragraph-rsid="00166049"/>
    </style:style>
    <style:style style:name="P11" style:family="paragraph" style:parent-style-name="Table_20_Contents">
      <style:text-properties officeooo:paragraph-rsid="00172d5b"/>
    </style:style>
    <style:style style:name="P12" style:family="paragraph" style:parent-style-name="Table_20_Contents">
      <style:text-properties officeooo:paragraph-rsid="00175401"/>
    </style:style>
    <style:style style:name="P13" style:family="paragraph" style:parent-style-name="Table_20_Contents">
      <style:text-properties officeooo:paragraph-rsid="001922ef"/>
    </style:style>
    <style:style style:name="P14" style:family="paragraph" style:parent-style-name="Table_20_Contents">
      <style:text-properties officeooo:paragraph-rsid="0019db96"/>
    </style:style>
    <style:style style:name="P15" style:family="paragraph" style:parent-style-name="Table_20_Contents">
      <style:text-properties officeooo:paragraph-rsid="001abbee"/>
    </style:style>
    <style:style style:name="T1" style:family="text">
      <style:text-properties officeooo:rsid="00130f38"/>
    </style:style>
    <style:style style:name="T2" style:family="text">
      <style:text-properties officeooo:rsid="0013f712"/>
    </style:style>
    <style:style style:name="T3" style:family="text">
      <style:text-properties officeooo:rsid="0015a836"/>
    </style:style>
    <style:style style:name="T4" style:family="text">
      <style:text-properties officeooo:rsid="00166049"/>
    </style:style>
    <style:style style:name="T5" style:family="text">
      <style:text-properties officeooo:rsid="00172d5b"/>
    </style:style>
    <style:style style:name="T6" style:family="text">
      <style:text-properties officeooo:rsid="00175401"/>
    </style:style>
    <style:style style:name="T7" style:family="text">
      <style:text-properties officeooo:rsid="001922ef"/>
    </style:style>
    <style:style style:name="T8" style:family="text">
      <style:text-properties officeooo:rsid="0019db96"/>
    </style:style>
    <style:style style:name="T9" style:family="text">
      <style:text-properties officeooo:rsid="001abb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898948002512">
          <table:table-cell table:style-name="Table1.A1" office:value-type="string">
            <text:p text:style-name="P2">ΚΕΦΑΛΑΙΟΝ ΠΕΝΤΕΚΑΙΔΕΚΑ<text:line-break/>ΠΕΡΙ ΤΗΣ ΥΛΗΣ ΤΗΣ ΑΠΟΡΡΗΤΟΥ</text:p>
          </table:table-cell>
          <table:table-cell table:style-name="Table1.A1" office:value-type="string">
            <text:p text:style-name="P1">CHAPTER FIFTEEN</text:p>
            <text:p text:style-name="P1">THE FORIBIDDEN FOREST</text:p>
          </table:table-cell>
        </table:table-row>
        <table:table-row table:style-name="TableLine1898979269712">
          <table:table-cell table:style-name="Table1.A1" office:value-type="string">
            <text:p text:style-name="P8">ἀδύνατον τοίνυν ᾠήθη ἂν ὁ <text:span text:style-name="T1">Ἅ</text:span>ρειος τὰ ἑαυτοῦ πράγματα χείρονα ἀποβεβηκέναι.</text:p>
          </table:table-cell>
          <table:table-cell table:style-name="Table1.A1" office:value-type="string">
            <text:p text:style-name="P8">Things couldn't have been worse.</text:p>
          </table:table-cell>
        </table:table-row>
        <table:table-row table:style-name="TableLine1898979268080">
          <table:table-cell table:style-name="Table1.A1" office:value-type="string">
            <text:p text:style-name="P8">καὶ γὰρ τοῦ Φήληκος εἰσαγαγόντος αὐτοὺς εἰς τὴν τῆς<text:span text:style-name="T1"> </text:span>Μαγονωγαλέας δίαιταν, σιωπῇ καθήμενοι κατέμενον οὐδέν πρὸς ἀλλήλους διαλεγόμενοι.</text:p>
          </table:table-cell>
          <table:table-cell table:style-name="Table1.A1" office:value-type="string">
            <text:p text:style-name="P8">Filch took them down to Professor McGonagall's study on the first floor, where they sat and waited without saying a word to each other.</text:p>
          </table:table-cell>
        </table:table-row>
        <table:table-row table:style-name="TableLine1898979267808">
          <table:table-cell table:style-name="Table1.A1" office:value-type="string">
            <text:p text:style-name="P3">τρεμούσης δὲ τέως τῆς Ἑρμιόνης, ὁ <text:span text:style-name="T1">Ἅ</text:span>ρειος</text:p>
            <text:p text:style-name="P8">πάνυ ἠπόρει οὐκ ἔχων οὔτε προφασίζεσθαι οὔτ’ ἀπολογεῖσθαι οὕτε λογοποιεῖν οὐδέν’ εἰ γὰρ σόφισμά τι καινὸν ἐν νῷ μηχανήσαιτο,</text:p>
            <text:p text:style-name="P8">ἀσθενέστερον ἑκάστοτε τοῦτο τοῦ προτέρου δοκεῖν ἄν.</text:p>
          </table:table-cell>
          <table:table-cell table:style-name="Table1.A1" office:value-type="string">
            <text:p text:style-name="P8">Hermione was trembling.<text:span text:style-name="T1"> Excuses, alibis, and wild cover- up stories chased each other around Harry's brain, each more feeble than the last. </text:span></text:p>
          </table:table-cell>
        </table:table-row>
        <table:table-row table:style-name="TableLine1898979269168">
          <table:table-cell table:style-name="Table1.A1" office:value-type="string">
            <text:p text:style-name="P8">οὐδὲ προιδεῖν δύνασθαι ᾧ τρόπῳ φύγωσι, νοσούντων τοσοῦτ’ ἤδη τῶν<text:span text:style-name="T1"> </text:span>πραγμάτων ὥστ’ εἷς ἀπορίαν καθεστάναι τὴν ἐσχάτην.</text:p>
          </table:table-cell>
          <table:table-cell table:style-name="Table1.A1" office:value-type="string">
            <text:p text:style-name="P8"><text:span text:style-name="T1">He couldn't see how they were going to get out of trouble this time.</text:span></text:p>
          </table:table-cell>
        </table:table-row>
        <table:table-row table:style-name="TableLine1898979266448">
          <table:table-cell table:style-name="Table1.A1" office:value-type="string">
            <text:p text:style-name="P8">πῶς γὰρ ε<text:span text:style-name="T1">ἰ</text:span>ς<text:span text:style-name="T1"> </text:span>τοσοῦτο άνοιας ἀφίκοντο ὥστ’ ἐπιλαθέσθαι τῆς χλαίνης<text:span text:style-name="T1">;</text:span></text:p>
          </table:table-cell>
          <table:table-cell table:style-name="Table1.A1" office:value-type="string">
            <text:p text:style-name="P8">They were cornered. How could they have been so stupid as to forget the cloak?</text:p>
          </table:table-cell>
        </table:table-row>
        <table:table-row table:style-name="TableLine1898979266448">
          <table:table-cell table:style-name="Table1.A1" office:value-type="string">
            <text:p text:style-name="P3">τὴν γὰρ<text:span text:style-name="T1"> </text:span>Μαγονωγαλέαν οὐ δέξεσθαι οὐδεμίαν πρόφασιν ἀπ’ αὐτῶν οὐχ ὅτι<text:span text:style-name="T1"> </text:span>νυκτιπόλων περὶ τοῦ φρουρίου ἑρπυσάντων ἀλλὰ καὶ διατριβόντων<text:span text:style-name="T1"> </text:span>ἐν τῷ ἐπ’ ἀστρονομίᾳ ἀποδεδειγμένῳ πύργῳ τῷ πάντων<text:span text:style-name="T1"> </text:span>ὑψηλοτάτῳ καὶ ἀπορρήτῳ δήπου τοῖς μὴ εἷς σχολὴν φοιτῶσιν.</text:p>
          </table:table-cell>
          <table:table-cell table:style-name="Table1.A1" office:value-type="string">
            <text:p text:style-name="P8">There was no reason on earth that Professor McGonagall would accept for their being out of bed and creeping around the school in the dead of night, let alone being up the tallest astronomy tower, which was out-of-bounds except for classes.</text:p>
          </table:table-cell>
        </table:table-row>
        <table:table-row table:style-name="TableLine1898979266448">
          <table:table-cell table:style-name="Table1.A1" office:value-type="string">
            <text:p text:style-name="P8">εἰ δ’<text:span text:style-name="T1"> </text:span>αὖ περὶ τοῦ Νορβέρτου αὕτη καὶ τῆς ἀφανείας χλαίνης μάθοι, τί<text:span text:style-name="T1"> </text:span>ἐμποδὼν ἂν εἴη μὴ νυνὶ τὰ φορτία συσκευάσασθαι ἐκπεσουμένους<text:span text:style-name="T1">;</text:span></text:p>
          </table:table-cell>
          <table:table-cell table:style-name="Table1.A1" office:value-type="string">
            <text:p text:style-name="P3">Add Norbert and the invisibility cloak, and they might as well be packing their bags already.</text:p>
            <text:p text:style-name="P8"/>
          </table:table-cell>
        </table:table-row>
        <table:table-row table:style-name="TableLine1898979266448">
          <table:table-cell table:style-name="Table1.A1" office:value-type="string">
            <text:p text:style-name="P8">ἦ καὶ ἀδύνατον ᾠήθη χείρονα ἀποβεβηκέναι τὰ ἑαυτοῦ, ταύτης<text:span text:style-name="T1"> </text:span>γοῦν τῆς γνώμης ἥμαρτεν.</text:p>
          </table:table-cell>
          <table:table-cell table:style-name="Table1.A1" office:value-type="string">
            <text:p text:style-name="P8">Had Harry thought that things couldn't have been worse?<text:span text:style-name="T1"> He was wrong.</text:span></text:p>
          </table:table-cell>
        </table:table-row>
        <table:table-row table:style-name="TableLine1898979266448">
          <table:table-cell table:style-name="Table1.A1" office:value-type="string">
            <text:p text:style-name="P8">ἡ γὰρ Μαγονωγαλέα ἀφικομένη τῷ<text:span text:style-name="T1"> </text:span>Νεφελώδει ἡγεῖτο.</text:p>
          </table:table-cell>
          <table:table-cell table:style-name="Table1.A1" office:value-type="string">
            <text:p text:style-name="P8">When Professor McGonagall appeared, she was leading Neville.</text:p>
          </table:table-cell>
        </table:table-row>
        <table:table-row table:style-name="TableLine1898979266448">
          <table:table-cell table:style-name="Table1.A1" office:value-type="string">
            <text:p text:style-name="P8">ὁ δέ τοὺς ἄλλους κατιδών Ὁ <text:span text:style-name="T1">Ἅ</text:span>ρειος, ἔφη τεθορυβημένος τῷ<text:span text:style-name="T1"> </text:span>πράγματι.</text:p>
          </table:table-cell>
          <table:table-cell table:style-name="Table1.A1" office:value-type="string">
            <text:p text:style-name="P8">"Harry!" Neville burst Out, the moment he saw the other two.</text:p>
          </table:table-cell>
        </table:table-row>
        <table:table-row table:style-name="TableLine1898979266448">
          <table:table-cell table:style-name="Table1.A1" office:value-type="string">
            <text:p text:style-name="P8"><text:span text:style-name="T1">Ἤ</text:span>θελον μὲν γάρ, ἔφη, προειπεῖν τι ὑμῖν, ἀκούσας τοῦ<text:span text:style-name="T1"> </text:span>Μαλθάκου εὐχομένου καταλήψεσθαι αὐτοφώρους ὑμᾶς <text:span text:style-name="T1">ἔ</text:span>χοντας<text:span text:style-name="T1"> </text:span>δράκοντα -</text:p>
          </table:table-cell>
          <table:table-cell table:style-name="Table1.A1" office:value-type="string">
            <text:p text:style-name="P8">"I was trying to find you to warn you, I heard Malfoy saying he was going to catch you, he said you had a drag --"</text:p>
          </table:table-cell>
        </table:table-row>
        <table:table-row table:style-name="TableLine1898979266448">
          <table:table-cell table:style-name="Table1.A1" office:value-type="string">
            <text:p text:style-name="P8">ὁ μὲν οὖν <text:span text:style-name="T1">Ἅ</text:span>ρειος πολὺ ἀνένευεν ὡς παύσων ἐκεῖνον, ἡ δ<text:span text:style-name="T1">ὲ </text:span>Μαγονωγαλέα τοῦτ’ ἤδη ἐγνώκει. </text:p>
          </table:table-cell>
          <table:table-cell table:style-name="Table1.A1" office:value-type="string">
            <text:p text:style-name="P8">Harry shook his head violently to shut Neville up, but Professor McGonagall had seen. </text:p>
          </table:table-cell>
        </table:table-row>
        <table:table-row table:style-name="TableLine1898979266448">
          <table:table-cell table:style-name="Table1.A1" office:value-type="string">
            <text:p text:style-name="P8">καί ὑπερτέλλουσα αὐτῶν ἐδόκει<text:span text:style-name="T1"> </text:span>παντελῶς ἱκανὴ εἶναι πυρπνοεῖν ἐξ ἴσου τῴ Νορβέρτῳ.</text:p>
          </table:table-cell>
          <table:table-cell table:style-name="Table1.A1" office:value-type="string">
            <text:p text:style-name="P8">She looked more likely to breathe fire than Norbert as she towered over the three of them.</text:p>
          </table:table-cell>
        </table:table-row>
        <table:table-row table:style-name="TableLine1898979266448">
          <table:table-cell table:style-name="Table1.A1" office:value-type="string">
            <text:p text:style-name="P9">Οὐ γὰρ οὖν ἐμαντευσάμην ἂν ταῦτα περὶ ὑμῶν γε.</text:p>
          </table:table-cell>
          <table:table-cell table:style-name="Table1.A1" office:value-type="string">
            <text:p text:style-name="P9">"I would never have believed it of any of you.<text:span text:style-name="T2">"</text:span></text:p>
          </table:table-cell>
        </table:table-row>
        <table:table-row table:style-name="TableLine1898979266448">
          <table:table-cell table:style-name="Table1.A1" office:value-type="string">
            <text:p text:style-name="P4">ὁ γὰρ Φήληξ<text:span text:style-name="T2"> </text:span>εἶπεν ὅτι ἐν τῷ πύργῳ τῷ ἀστρονομικῲ κατέλαβεν ὑμᾶς τῆς τρίτης</text:p>
            <text:p text:style-name="P9">τῆς νυκτὸς φυλακῆς ἀρχομένης.</text:p>
          </table:table-cell>
          <table:table-cell table:style-name="Table1.A1" office:value-type="string">
            <text:p text:style-name="P9"><text:span text:style-name="T2">"</text:span>Mr. Filch says you were up in the astronomy tower. It's one o'clock in the morning.<text:span text:style-name="T2">"</text:span></text:p>
          </table:table-cell>
        </table:table-row>
        <table:table-row table:style-name="TableLine1898979266448">
          <table:table-cell table:style-name="Table1.A1" office:value-type="string">
            <text:p text:style-name="P9">τί χρῆμα ἐποιεῖτε<text:span text:style-name="T2">;</text:span></text:p>
          </table:table-cell>
          <table:table-cell table:style-name="Table1.A1" office:value-type="string">
            <text:p text:style-name="P9"><text:span text:style-name="T2">"</text:span>Explain yourselves."</text:p>
          </table:table-cell>
        </table:table-row>
        <table:table-row table:style-name="TableLine1898979266448">
          <table:table-cell table:style-name="Table1.A1" office:value-type="string">
            <text:p text:style-name="P9">κα<text:span text:style-name="T2">ὶ</text:span> ἡ Ἑρμιόνη οὐδεπώποτε ἀπεῖπεν ὥστε μὴ ἀποκρίνεσθαι<text:span text:style-name="T2"> </text:span>πρὸς τὸ ὑπὸ σοφιστοῦ ἐρωτώμενον. </text:p>
          </table:table-cell>
          <table:table-cell table:style-name="Table1.A1" office:value-type="string">
            <text:p text:style-name="P9">It was the first time Hermione had ever failed to answer a teacher's question. </text:p>
          </table:table-cell>
        </table:table-row>
        <table:table-row table:style-name="TableLine1898979266448">
          <table:table-cell table:style-name="Table1.A1" office:value-type="string">
            <text:p text:style-name="P9">ἀλλὰ νῦν δὴ εἱστήκει ἀκίνητος<text:span text:style-name="T2"> </text:span>ἴση ἀγάλματι, πρὸς τὰς περσικὰς ἀτενές δι’ αἰσχύνης κάτω<text:span text:style-name="T2"> </text:span>βλέπουσα.</text:p>
          </table:table-cell>
          <table:table-cell table:style-name="Table1.A1" office:value-type="string">
            <text:p text:style-name="P9">She was staring at her slippers, as still as a statue.</text:p>
          </table:table-cell>
        </table:table-row>
        <text:soft-page-break/>
        <table:table-row table:style-name="TableLine1898979266448">
          <table:table-cell table:style-name="Table1.A1" office:value-type="string">
            <text:p text:style-name="P9">ἀλλ’ ἐκείνη ’Έγνωκα γάρ που, ἔφη, οἶμαι τί γέγονεν.</text:p>
          </table:table-cell>
          <table:table-cell table:style-name="Table1.A1" office:value-type="string">
            <text:p text:style-name="P9">"I think I've got a good idea of what's been going on," said Professor McGonagall.</text:p>
          </table:table-cell>
        </table:table-row>
        <table:table-row table:style-name="TableLine1898979266448">
          <table:table-cell table:style-name="Table1.A1" office:value-type="string">
            <text:p text:style-name="P9">οὐ γὰρ οὖν<text:span text:style-name="T2"> </text:span>τοῦ Θαλέω δεῖ. εἴπατε γὰρ τῷ Μαλθάκῳ μυθίδιόν τι πάνυ ἀλλόκοτον καὶ τεράστιον περί τινος δράκοντος, θέλοντες πράγματα παρέχειν αὐτῷ ἀπὸ κοίτης πλανωμένῳ. τοῦτον γὰρ ἤδη κατέλαβον.<text:span text:style-name="T2">"</text:span></text:p>
          </table:table-cell>
          <table:table-cell table:style-name="Table1.A1" office:value-type="string">
            <text:p text:style-name="P9">"It doesn't take a genius to work it out. You fed Draco Malfoy some cock-and-bull story about a dragon, trying to get him out of bed and into trouble.<text:span text:style-name="T2"> I've already caught him."</text:span></text:p>
          </table:table-cell>
        </table:table-row>
        <table:table-row table:style-name="TableLine1898979266448">
          <table:table-cell table:style-name="Table1.A1" office:value-type="string">
            <text:p text:style-name="P9">γελοῖόν τι δήπου καὶ τοῦτο γενήσεσθαι ᾤεσθε εἴ πως ὁ Μακρόπυγος<text:span text:style-name="T2"> </text:span>οὑτοσὶ ἀκούσας τὸν ὑμέτερον λόγον καὶ ἐπίθετο<text:span text:style-name="T2">;</text:span></text:p>
          </table:table-cell>
          <table:table-cell table:style-name="Table1.A1" office:value-type="string">
            <text:p text:style-name="P9">I suppose you think it's funny that Longbottom here heard the story and believed it, too?"</text:p>
          </table:table-cell>
        </table:table-row>
        <table:table-row table:style-name="TableLine1898979266448">
          <table:table-cell table:style-name="Table1.A1" office:value-type="string">
            <text:p text:style-name="P9">ὁ δ’ <text:span text:style-name="T2">Ἅ</text:span>ρειος βλέπων πρὸς τοῦτον ἀποροῦντά τι ὡς ἐδόκει καὶ<text:span text:style-name="T2"> </text:span>λυπούμενον τέως ἤθελεν ἀψοφητὶ λέγειν ὡς οὐκ ε”στιν ἀληθές.</text:p>
          </table:table-cell>
          <table:table-cell table:style-name="Table1.A1" office:value-type="string">
            <text:p text:style-name="P9">Harry caught Neville's eye and tried to tell him without words that this wasn't true, because Neville was looking stunned and hurt.</text:p>
          </table:table-cell>
        </table:table-row>
        <table:table-row table:style-name="TableLine1898979266448">
          <table:table-cell table:style-name="Table1.A1" office:value-type="string">
            <text:p text:style-name="P5">τὸν<text:span text:style-name="T2"> </text:span>γὰρ Νεφελώδη κέπφον ὄντα καὶ δυστυχῆ ἐδέησεν ἂν χειρὶ καὶ ποδὶ<text:span text:style-name="T2"> </text:span>καὶ πάσῃ δυνάμει χρήσασθαι ὡς εὑρήσοντα τ’ αὐτοὺς σκοταίους καὶ</text:p>
            <text:p text:style-name="P10">εὐλαβεῖσθαι κελεύσοντα.</text:p>
          </table:table-cell>
          <table:table-cell table:style-name="Table1.A1" office:value-type="string">
            <text:p text:style-name="P10">Poor, blundering Neville -- Harry knew what it must have cost him to try and find them in the dark, to warn them.</text:p>
          </table:table-cell>
        </table:table-row>
        <table:table-row table:style-name="TableLine1898979266448">
          <table:table-cell table:style-name="Table1.A1" office:value-type="string">
            <text:p text:style-name="P10">Καὶ μὴν ἄχθομαι ὑμῖν ὡς μάλιστα, <text:span text:style-name="T4">ἔ</text:span>φη ἡ Μαγονωγαλέα.ὢ τῆς<text:span text:style-name="T2"> </text:span>ἀναιδείας.</text:p>
          </table:table-cell>
          <table:table-cell table:style-name="Table1.A1" office:value-type="string">
            <text:p text:style-name="P10">"I'm disgusted," said Professor McGonagall.</text:p>
          </table:table-cell>
        </table:table-row>
        <table:table-row table:style-name="TableLine1898979266448">
          <table:table-cell table:style-name="Table1.A1" office:value-type="string">
            <text:p text:style-name="P10">ἀλλ’ οὐπώποτε συνέβη μοι καταλαβεῖν τέτταρας δὴ<text:span text:style-name="T4"> </text:span>μαθητὰς ἀπὸ κοίτης πλανωμένους τῇ αὐτῇ νυκτί.</text:p>
          </table:table-cell>
          <table:table-cell table:style-name="Table1.A1" office:value-type="string">
            <text:p text:style-name="P10">"Four students out of bed in one night!<text:span text:style-name="T4"> I've never heard of such a thing before!</text:span></text:p>
          </table:table-cell>
        </table:table-row>
        <table:table-row table:style-name="Table1.27">
          <table:table-cell table:style-name="Table1.A1" office:value-type="string">
            <text:p text:style-name="P10">ἀλλ’ ὦ Γέρανος,<text:span text:style-name="T2"> </text:span>καὶ σωφρονεστέραν σὲ ᾠήθην γενέσθαι ἢ ὥστε τὰ τοιαῦτα πράττειν,<text:span text:style-name="T4"> καὶ σέ, ὦ Ποτέρ, περὶ πλείονος ποιεῖσθαι τοὺς</text:span><text:span text:style-name="T2"> </text:span><text:span text:style-name="T4">Γρυφινδώρους.</text:span></text:p>
          </table:table-cell>
          <table:table-cell table:style-name="Table1.A1" office:value-type="string">
            <text:p text:style-name="P10">You, Miss Granger, I thought you had more sense.<text:span text:style-name="T4"> As for you, Mr. Potter, I thought Gryffindor meant more to you than this.</text:span></text:p>
          </table:table-cell>
        </table:table-row>
        <table:table-row table:style-name="Table1.28">
          <table:table-cell table:style-name="Table1.A1" office:value-type="string">
            <text:p text:style-name="P10">δίκας οὖν δώσετε ὑμεῖς τ’ ἄμφω καί σύ, ὦ Μακρόπυγε, οὗ γὰρ ε”στι<text:span text:style-name="T2"> </text:span>ποιεῖσθαι πρόσχημα οὐδέν τοῦ νύκτωρ τὸ φρούριον περιπολεῖν,<text:span text:style-name="T2"> </text:span>ἄλλως τε καὶ τὸ νῦν ἐπικινδυνότερον ὅν.<text:span text:style-name="T4"> τοιγαροῦν φυλακάς θ’</text:span><text:span text:style-name="T2"> </text:span><text:span text:style-name="T4">ὑφέξετε καὶ βαθμοὺς ὑπὲρ τῶν Γρυφινδώρων ὀφλήσετε πεντήκοντα.</text:span></text:p>
          </table:table-cell>
          <table:table-cell table:style-name="Table1.A1" office:value-type="string">
            <text:p text:style-name="P10">All three of you will receive detentions -- yes, you too, Mr. Longbottom, nothing gives you the right to walk around school at night, especially these days, it's very dangerous -- and fifty points will be taken from Gryffindor."</text:p>
          </table:table-cell>
        </table:table-row>
        <table:table-row table:style-name="Table1.29">
          <table:table-cell table:style-name="Table1.A1" office:value-type="string">
            <text:p text:style-name="P10"><text:span text:style-name="T4">Ἦ</text:span> πεντήκοντα λέγεις; ἔφη ὁ ’Ἁρειος κεχηνώς.<text:span text:style-name="T4"> οἱ γὰρ Γρυφίνδωροι οὐκέτι πρωτεύοιεν ἄν,</text:span><text:span text:style-name="T2"> </text:span><text:span text:style-name="T4">ἁμαρτόντες πάντων τῶν βαθμῶν ὧν</text:span><text:span text:style-name="T2"> </text:span><text:span text:style-name="T4">αὐτὸς αὐτοῖς ἰκαροσφαιρίζων ἠνέγκατο.</text:span></text:p>
          </table:table-cell>
          <table:table-cell table:style-name="Table1.A1" office:value-type="string">
            <text:p text:style-name="P10">"Fifty?" Harry gasped -- they would lose the lead, the lead he'd won in the last Quidditch match.</text:p>
          </table:table-cell>
        </table:table-row>
        <table:table-row table:style-name="Table1.30">
          <table:table-cell table:style-name="Table1.A1" office:value-type="string">
            <text:p text:style-name="P10">Πεντήκοντά γε καθ’ ἕκαστον, ε”φη ἡ σοφίστρια, βριμωμένην δ’<text:span text:style-name="T2"> </text:span>ἐπέγνως ἄν αὑτὴν τρεμούσης ἅμα τῆς ῥινὸς τῆς μακρᾶς οὔσης καὶ<text:span text:style-name="T2"> </text:span>ὀξείας.</text:p>
          </table:table-cell>
          <table:table-cell table:style-name="Table1.A1" office:value-type="string">
            <text:p text:style-name="P10">"Fifty points each," said Professor McGonagall, breathing heavily through her long, pointed nose.</text:p>
          </table:table-cell>
        </table:table-row>
        <table:table-row table:style-name="Table1.31">
          <table:table-cell table:style-name="Table1.A1" office:value-type="string">
            <text:p text:style-name="P10">Ἀλλ’ ὦ σοφίστρια, ἱκετεύω σε -<text:span text:style-name="T4"> Ἀλλ’ οὐ δύνασαι -</text:span></text:p>
          </table:table-cell>
          <table:table-cell table:style-name="Table1.A1" office:value-type="string">
            <text:p text:style-name="P10">"Professor -- please "You can't --"</text:p>
          </table:table-cell>
        </table:table-row>
        <table:table-row table:style-name="Table1.31">
          <table:table-cell table:style-name="Table1.A1" office:value-type="string">
            <text:p text:style-name="P10">Ἀλλ’ οὐ προσήκει σοί, ῶ Ποτέρ, κατασοφίζεσθαι περὶ τὰ δυνατὰ<text:span text:style-name="T2"> </text:span>καὶ τὰ ἀδύνατα.</text:p>
          </table:table-cell>
          <table:table-cell table:style-name="Table1.A1" office:value-type="string">
            <text:p text:style-name="P10">"Don't tell me what I can and can't do, Potter.</text:p>
          </table:table-cell>
        </table:table-row>
        <table:table-row table:style-name="Table1.31">
          <table:table-cell table:style-name="Table1.A1" office:value-type="string">
            <text:p text:style-name="P10">ἅπιτέ νυν ἅπαντες ε<text:span text:style-name="T4">ἰ</text:span>ς κοίτην. </text:p>
          </table:table-cell>
          <table:table-cell table:style-name="Table1.A1" office:value-type="string">
            <text:p text:style-name="P10">Now get back to bed, all of you.</text:p>
          </table:table-cell>
        </table:table-row>
        <table:table-row table:style-name="Table1.31">
          <table:table-cell table:style-name="Table1.A1" office:value-type="string">
            <text:p text:style-name="P10">οὐδέποτε γὰρ οὕτως<text:span text:style-name="T2"> </text:span>ᾔσχυνάμην ὑπὲρ τῶν Γρυφινδώρων.</text:p>
          </table:table-cell>
          <table:table-cell table:style-name="Table1.A1" office:value-type="string">
            <text:p text:style-name="P10">I've never been more ashamed of Gryffindor students."</text:p>
          </table:table-cell>
        </table:table-row>
        <table:table-row table:style-name="Table1.31">
          <table:table-cell table:style-name="Table1.A1" office:value-type="string">
            <text:p text:style-name="P10">καὶ ἑκατὸν πεντήκοντα βαθμοὺς ἀποβαλοῦσι τοῖς Γρυφινδώροις<text:span text:style-name="T2"> </text:span>συνῄδεσαν ὑστεροῦσιν ἤδη τῶν ἑτέρων οἴκων.</text:p>
          </table:table-cell>
          <table:table-cell table:style-name="Table1.A1" office:value-type="string">
            <text:p text:style-name="P10">A hundred and fifty points lost.<text:span text:style-name="T4"> That put Gryffindor in last place.</text:span></text:p>
          </table:table-cell>
        </table:table-row>
        <table:table-row table:style-name="Table1.36">
          <table:table-cell table:style-name="Table1.A1" office:value-type="string">
            <text:p text:style-name="P10">κα<text:span text:style-name="T4">ὶ</text:span> γὰρ μίᾳ νυκτὶ<text:span text:style-name="T2"> </text:span>κενὰς πεποιηκέναι τὰς τῶν <text:soft-page-break/>Γρυφινδώρων ἐλπίδας τὰς τῆς<text:span text:style-name="T2"> </text:span>Φιάλης.</text:p>
          </table:table-cell>
          <table:table-cell table:style-name="Table1.A1" office:value-type="string">
            <text:p text:style-name="P10">In one night, they'd ruined any chance Gryffindor <text:soft-page-break/>had had for the house cup.</text:p>
          </table:table-cell>
        </table:table-row>
        <table:table-row table:style-name="Table1.36">
          <table:table-cell table:style-name="Table1.A1" office:value-type="string">
            <text:p text:style-name="P10">τῷ δ’ <text:span text:style-name="T4">Ἅ</text:span>ρείῳ μάλ’ ἐκπεπληγμένῳ ἐδόκει ἡ καρδία φόβῳ<text:span text:style-name="T2"> </text:span>ὀρχεῖσθαι.</text:p>
          </table:table-cell>
          <table:table-cell table:style-name="Table1.A1" office:value-type="string">
            <text:p text:style-name="P10">Harry felt as though the bottom had dropped out of his stomach.</text:p>
          </table:table-cell>
        </table:table-row>
        <table:table-row table:style-name="Table1.36">
          <table:table-cell table:style-name="Table1.A1" office:value-type="string">
            <text:p text:style-name="P10">τί πρὸς τοῦτο φάρμακον ε”σται αὐτοῖς εὑρεῖν<text:span text:style-name="T4">;</text:span></text:p>
          </table:table-cell>
          <table:table-cell table:style-name="Table1.A1" office:value-type="string">
            <text:p text:style-name="P10">How could they ever make up for this?</text:p>
          </table:table-cell>
        </table:table-row>
        <table:table-row table:style-name="Table1.36">
          <table:table-cell table:style-name="Table1.A1" office:value-type="string">
            <text:p text:style-name="P10">ὁ δ’ <text:span text:style-name="T4">Ἅ</text:span>ρειος πᾶσαν τὴν νύκτα ἀγρυπνῶν κλαίοντος μὲν τοῦ<text:span text:style-name="T2"> </text:span>Νεφελώδους πολὺν χρόνον ἤκουε, παραμυθητικὸν δ’ οὐδέν εἶχε<text:span text:style-name="T2"> </text:span>λέγειν τῶν παθῶν αὐτοῦ, συνειδὼς καὶ ἑαυτῷ ἴσα τῷ Νεφελώδει<text:span text:style-name="T2"> </text:span>φοβούμενος περὶ τῆς αὔριον μελλούσης.</text:p>
          </table:table-cell>
          <table:table-cell table:style-name="Table1.A1" office:value-type="string">
            <text:p text:style-name="P11">Harry didn't sleep all night.<text:span text:style-name="T4"> He could hear Neville sobbing into his pillow for what seemed like hours. Harry couldn't think of anything to say to comfort him.</text:span><text:span text:style-name="T5"> He knew Neville, like himself, was dreading the dawn.</text:span></text:p>
          </table:table-cell>
        </table:table-row>
        <table:table-row table:style-name="Table1.36">
          <table:table-cell table:style-name="Table1.A1" office:value-type="string">
            <text:p text:style-name="P11">τῶν γὰρ οὖν ἄλλων<text:span text:style-name="T2"> </text:span>Γρυφινδώρων τὰ πάντα μαθόντων τί δὴ γενήσεται<text:span text:style-name="T2">;</text:span></text:p>
          </table:table-cell>
          <table:table-cell table:style-name="Table1.A1" office:value-type="string">
            <text:p text:style-name="P11">What would happen when the rest of Gryffindor found out what they'd done?</text:p>
          </table:table-cell>
        </table:table-row>
        <table:table-row table:style-name="Table1.36">
          <table:table-cell table:style-name="Table1.A1" office:value-type="string">
            <text:p text:style-name="P11">ἀλλὰ πρῶτον μὲν ο<text:span text:style-name="T5">ἱ</text:span> Γρυφίνδωροι οἶ ἀεὶ τὰς κύρβεις παριόντες<text:span text:style-name="T2"> </text:span>ᾤοντο ἁμαρτάνειν τι τῆς ὄψεως.(αἶ δέ κύρβεις αῦται ἐοικυῖαι τι<text:span text:style-name="T5"> </text:span>μεγάλαις στήλαις ὑαλίναις ἐπιδεικνύασι τοῖς μαθηταῖς τοὺς βαθμοὺς ὅσους οἶκος ἕκαστος τυγχάνει ἀεὶ κεκτημένος.)</text:p>
          </table:table-cell>
          <table:table-cell table:style-name="Table1.A1" office:value-type="string">
            <text:p text:style-name="P11">At first, Gryffindors passing the giant hourglasses that recorded the house points the next day thought there'd been a mistake.</text:p>
          </table:table-cell>
        </table:table-row>
        <table:table-row table:style-name="Table1.36">
          <table:table-cell table:style-name="Table1.A1" office:value-type="string">
            <text:p text:style-name="P11">πόθεν γὰρ<text:span text:style-name="T5"> </text:span>ἀδοκήτως <text:span text:style-name="T5">ἔ</text:span>χουσιν ἐλάττονας βαθμοὺς ἢ χθές ἑκατὸν πεντήκοντα<text:span text:style-name="T5">;</text:span></text:p>
          </table:table-cell>
          <table:table-cell table:style-name="Table1.A1" office:value-type="string">
            <text:p text:style-name="P11">How could they suddenly have a hundred and fifty points fewer than yesterday?</text:p>
          </table:table-cell>
        </table:table-row>
        <table:table-row table:style-name="Table1.36">
          <table:table-cell table:style-name="Table1.A1" office:value-type="string">
            <text:p text:style-name="P11">ἔπειτα δέ πάντες ἐθρύλουν ὡς ὁ πάνυ Ποτῆρ, ὁ χρυσοῦς Ποτῆρ ὁ<text:span text:style-name="T2"> </text:span>νικητηρίαν δόξαν ἀπὸ δυοῖν ἀγώνων ι’καροσφαιρικῶν λαβών, οὗτος<text:span text:style-name="T2"> </text:span>ἐστιν ὁ ἀποστερήσας αὐτοὺς πάντων τῶν βαθμῶν ἐκείνων συνάμ’<text:span text:style-name="T2"> </text:span>ἄλλοις τισί πρωτοπείροις ἀνοήτοις δυοῖν ἢ τρίσιν.</text:p>
          </table:table-cell>
          <table:table-cell table:style-name="Table1.A1" office:value-type="string">
            <text:p text:style-name="P11">And then the story started to spread: Harry Potter, the famous Harry Potter, their hero of two Quidditch matches, had lost them all those points, him and a couple of other stupid first years.</text:p>
          </table:table-cell>
        </table:table-row>
        <table:table-row table:style-name="Table1.36">
          <table:table-cell table:style-name="Table1.A1" office:value-type="string">
            <text:p text:style-name="P11">καὶ ὁ <text:span text:style-name="T5">Ἅ</text:span>ρειος εὐθὺς στυγνότατος ἐξ ἐντιμοτάτου ἦν τοῖς μαθηταῖς. ἀλλὰ γὰρ καί οἱ Ῥαφήγχλωροι καὶ οἱ <text:span text:style-name="T5">Ὑ</text:span>φέλπυφοι ἀπέστεργον<text:span text:style-name="T2"> </text:span>αὑτὸν ὡς πάνυ σπουδάσαντες <text:span text:style-name="T5">ἰ</text:span>δεῖν τοὺς Σλυθηρίνους ἐσφαλμένους<text:span text:style-name="T2"> </text:span>τῆς Φιάλης Οἷκείας.</text:p>
          </table:table-cell>
          <table:table-cell table:style-name="Table1.A1" office:value-type="string">
            <text:p text:style-name="P11">From being one of the most popular and admired people at the school, Harry was suddenly the most hated.<text:span text:style-name="T5"> Even Ravenclaws and Hufflepuffs turned on him, because everyone had been longing to see Slytherin lose the house cup.</text:span></text:p>
          </table:table-cell>
        </table:table-row>
        <table:table-row table:style-name="Table1.36">
          <table:table-cell table:style-name="Table1.A1" office:value-type="string">
            <text:p text:style-name="P11">πανταχοῦ τοίνυν οἱ μαθηταὶ<text:span text:style-name="T5"> </text:span>δακτυλοδεικτοῦντες αὐτὸν ἐχλεύαζον μεγάλῃ τῇ φωνῇ παρρησιαζόμενοι.</text:p>
          </table:table-cell>
          <table:table-cell table:style-name="Table1.A1" office:value-type="string">
            <text:p text:style-name="P11">Everywhere Harry went, people pointed and didn't trouble to lower their voices as they insulted him.</text:p>
          </table:table-cell>
        </table:table-row>
        <table:table-row table:style-name="Table1.36">
          <table:table-cell table:style-name="Table1.A1" office:value-type="string">
            <text:p text:style-name="P6">οἱ<text:span text:style-name="T2"> </text:span>μὲν οὖν Σλυθήρινοι κροτοῦντες<text:span text:style-name="T5"> </text:span>ἐνεκωμίαζον αὐτὸν παριόντα,<text:span text:style-name="T5"> </text:span>θορυβοῦντες ἅμα καὶ συρίζοντες καὶ Χάριν ἴσμεν σοί, λέγοντες, ὦ<text:span text:style-name="T2"> </text:span>Ποτέρ, ἀντοφείλομεν γὰρ πολλά.</text:p>
          </table:table-cell>
          <table:table-cell table:style-name="Table1.A1" office:value-type="string">
            <text:p text:style-name="P11">Slytherins, on the other hand, clapped as he walked past them, whistling and cheering, "Thanks Potter, we owe you one!"</text:p>
          </table:table-cell>
        </table:table-row>
        <table:table-row table:style-name="Table1.36">
          <table:table-cell table:style-name="Table1.A1" office:value-type="string">
            <text:p text:style-name="P11">ὁ δὲ Ῥοῶν μόνος παρίστατο αὐτῷ.</text:p>
          </table:table-cell>
          <table:table-cell table:style-name="Table1.A1" office:value-type="string">
            <text:p text:style-name="P11">Only Ron stood by him.</text:p>
          </table:table-cell>
        </table:table-row>
        <table:table-row table:style-name="Table1.36">
          <table:table-cell table:style-name="Table1.A1" office:value-type="string">
            <text:p text:style-name="P11">Πάντες γάρ τοι, ἔφη, ἐπιλήσονται τοῦ πράγματος ἐν οὐ πολλαῖς<text:span text:style-name="T5"> </text:span>ἡμέραις.</text:p>
          </table:table-cell>
          <table:table-cell table:style-name="Table1.A1" office:value-type="string">
            <text:p text:style-name="P11">"They'll all forget this in a few weeks.</text:p>
          </table:table-cell>
        </table:table-row>
        <table:table-row table:style-name="Table1.36">
          <table:table-cell table:style-name="Table1.A1" office:value-type="string">
            <text:p text:style-name="P11">ὁ γὰρ Φερέδικος καὶ ὁ Γεωργός μυρίων δὴ ἀπεστερημένοι<text:span text:style-name="T2"> </text:span>βαθμῶν ἐνθάδε μαθητεύοντες ε”τι καὶ στέργονται.</text:p>
          </table:table-cell>
          <table:table-cell table:style-name="Table1.A1" office:value-type="string">
            <text:p text:style-name="P11">Fred and George have lost loads of points in all the time they've been here, and people still like them."</text:p>
          </table:table-cell>
        </table:table-row>
        <table:table-row table:style-name="Table1.36">
          <table:table-cell table:style-name="Table1.A1" office:value-type="string">
            <text:p text:style-name="P11">Ἀλλ’ οὐχ ἑκατόν γε πεντήκοντα δήπου διὰ μίαν ῥοπήν,’ ἦ δ’ ὃς ὁ<text:span text:style-name="T2"> </text:span>“Ἀρειος πολλῆς μετ’ ἀθυμίας.<text:span text:style-name="T5"> </text:span></text:p>
          </table:table-cell>
          <table:table-cell table:style-name="Table1.A1" office:value-type="string">
            <text:p text:style-name="P11">"They've never lost a hundred and fifty points in one go, though, have they?" said Harry miserably.</text:p>
          </table:table-cell>
        </table:table-row>
        <table:table-row table:style-name="Table1.36">
          <table:table-cell table:style-name="Table1.A1" office:value-type="string">
            <text:p text:style-name="P6"><text:span text:style-name="T5">συνέφη δὲ μόλις.</text:span><text:span text:style-name="T2"> </text:span>καὶ πολλὰ μὲν ἥδη ἠδίκηκεν, ὡς ἐδόκει, ὑπέσχετο δ’ ἑαυτῷ ὅμως<text:span text:style-name="T5"> </text:span>τὸ λοιπὸν μήδεν πολυπραγμονήσειν περὶ τὰ μὴ προσήκοντα, ἅλις<text:span text:style-name="T2"> </text:span>ἐσχηκὼς τοῦ κατασκοπεῖν καὶ τοῦ συκοφαντεῖν.</text:p>
          </table:table-cell>
          <table:table-cell table:style-name="Table1.A1" office:value-type="string">
            <text:p text:style-name="P11">"Well -- no," Ron admitted.<text:span text:style-name="T5"> It was a bit late to repair the damage, but Harry swore to himself not to meddle in things that weren't his business from now on. He'd had it with sneaking around and </text:span><text:soft-page-break/><text:span text:style-name="T5">spying.</text:span></text:p>
          </table:table-cell>
        </table:table-row>
        <table:table-row table:style-name="Table1.36">
          <table:table-cell table:style-name="Table1.A1" office:value-type="string">
            <text:p text:style-name="P11">κα<text:span text:style-name="T5">ὶ</text:span> ε<text:span text:style-name="T5">ἰ</text:span>ς τοσοῦτο<text:span text:style-name="T2"> </text:span>αἰσχύνης ἀφίκετο ὥστε προσῆλθε τῴ <text:span text:style-name="T5">Ὕ</text:span>λῃ ἐν νῷ ἔχων ἀφίστασθαι<text:span text:style-name="T2"> </text:span>τῆς ἀγέλης,<text:span text:style-name="T2"> </text:span>ἀλλ’ ἐκεῖνος δι’ ὀργῆς ἔχων Πῶς γὰρ ἀφίστασθαι βούλῃ<text:span text:style-name="T5">;</text:span></text:p>
          </table:table-cell>
          <table:table-cell table:style-name="Table1.A1" office:value-type="string">
            <text:p text:style-name="P11">He felt so ashamed of himself that he went to Wood and offered to resign from the Quidditch team.</text:p>
          </table:table-cell>
        </table:table-row>
        <table:table-row table:style-name="Table1.36">
          <table:table-cell table:style-name="Table1.A1" office:value-type="string">
            <text:p text:style-name="P12">ἀλλ’<text:span text:style-name="T2"> </text:span>Ἡράκλεις τί τοῦτο, τῆς ἐμβροντησίας. ἀλλὰ πῶς βαθμοὺς ἀναλήψεσθαι μελλήσομεν ἐὰν μὴ νικῶμεν ἐν τοῖς ἀγῶσι τοῖς<text:span text:style-name="T2"> </text:span><text:span text:style-name="T6">ἰ</text:span>καροσφαιρικοῖς;</text:p>
          </table:table-cell>
          <table:table-cell table:style-name="Table1.A1" office:value-type="string">
            <text:p text:style-name="P12">"Resign?" Wood thundered. "What good'll that do? How are we going to get any points back if we can't win at Quidditch?"</text:p>
          </table:table-cell>
        </table:table-row>
        <table:table-row table:style-name="Table1.36">
          <table:table-cell table:style-name="Table1.A1" office:value-type="string">
            <text:p text:style-name="P12">ο<text:span text:style-name="T6">ὐ</text:span> μὴν οὐδὲ τήν γ’ <text:span text:style-name="T6">ἰ</text:span>καροσφαιρικὴν ἡδέως ἔτ’ εἶχεν ὁ <text:span text:style-name="T6">Ἅ</text:span>ρειος,<text:span text:style-name="T2"> </text:span>τῶν ἑτέρων ἀγελαίων διαλέγεσθαι μὲν οὐκ ἐθελόντων αὐτῷ σφαιρίζοντι, εἷ δ’ <text:span text:style-name="T6">ἔ</text:span>δει ὀνομάσαι, Ὦ ζητητά ἐκάλουν τὸ Ὦ <text:span text:style-name="T6">Ἅ</text:span>ρειε ἐῶντες.</text:p>
          </table:table-cell>
          <table:table-cell table:style-name="Table1.A1" office:value-type="string">
            <text:p text:style-name="P12">But even Quidditch had lost its fun.<text:span text:style-name="T6"> The rest of the team wouldn't speak to Harry during practice, and if they had to speak about him, they called him "the Seeker."</text:span></text:p>
          </table:table-cell>
        </table:table-row>
        <table:table-row table:style-name="Table1.36">
          <table:table-cell table:style-name="Table1.A1" office:value-type="string">
            <text:p text:style-name="P12">ὑπέμενον δέ πόνους τέως ἥ τε Ἑρμιόνη καί ὁ Νεφελώδης, ού μὲν<text:span text:style-name="T3"> </text:span>ἴσα πάσχοντες τῷ γ’ Ἁρείῳ, ὡς περιβόητοι οὐκ εἰς τοσοῦτο γεγενημένοι, πάσχοντες δ’ ὅμως οὐδενὸς ἐθέλοντος διαλέγεσθαι αὐτοῖς.</text:p>
          </table:table-cell>
          <table:table-cell table:style-name="Table1.A1" office:value-type="string">
            <text:p text:style-name="P12">Hermione and Neville were suffering, too.<text:span text:style-name="T6"> They didn't have as bad a time as Harry, because they weren't as well-known, but nobody would speak to them, either.</text:span></text:p>
          </table:table-cell>
        </table:table-row>
        <table:table-row table:style-name="Table1.36">
          <table:table-cell table:style-name="Table1.A1" office:value-type="string">
            <text:p text:style-name="P12">ἐκείνη γὰρ οὐκέτ’ ἐκαλλωπίζετο ἐν τῇ σχολῇ, ἡσυχάζετο μὲν οὖν<text:span text:style-name="T3"> </text:span>σιωπῇ μελετῶσα τὰ μαθήματα<text:span text:style-name="T6">.</text:span></text:p>
          </table:table-cell>
          <table:table-cell table:style-name="Table1.A1" office:value-type="string">
            <text:p text:style-name="P12">Hermione had stopped drawing attention to herself in class, keeping her head down and working in silence.</text:p>
          </table:table-cell>
        </table:table-row>
        <table:table-row table:style-name="Table1.36">
          <table:table-cell table:style-name="Table1.A1" office:value-type="string">
            <text:p text:style-name="P12">ὁ δ’ <text:span text:style-name="T6">Ἅ</text:span>ρειος μόνον οὐκ ηὐφραίνετο εἰδὼς τὴν δοκιμασίαν οὐ<text:span text:style-name="T3"> </text:span>πολὺν ἤδη ἀπέχουσαν.</text:p>
          </table:table-cell>
          <table:table-cell table:style-name="Table1.A1" office:value-type="string">
            <text:p text:style-name="P12">Harry was almost glad that the exams weren't far away.</text:p>
          </table:table-cell>
        </table:table-row>
        <table:table-row table:style-name="Table1.36">
          <table:table-cell table:style-name="Table1.A1" office:value-type="string">
            <text:p text:style-name="P12">δέον γὰρ πολλὰ δὴ ἀναθεωρῆσαι, ῥᾷον ἧν<text:span text:style-name="T3"> </text:span>αύτῷ ἀμνημονεύειν τῶν κακῶν.</text:p>
          </table:table-cell>
          <table:table-cell table:style-name="Table1.A1" office:value-type="string">
            <text:p text:style-name="P12">All the studying he had to do kept his mind off his misery.</text:p>
          </table:table-cell>
        </table:table-row>
        <table:table-row table:style-name="Table1.36">
          <table:table-cell table:style-name="Table1.A1" office:value-type="string">
            <text:p text:style-name="P12">οἱ γὰρ τριττοί καθ’ ἑαυτοὺς γενόμενοι ὅλοι περὶ τὰ μαθήματα ἦσαν εἰς πολλὴν τὴν νύκτα, θέλοντες<text:span text:style-name="T3"> </text:span>ἐκμαθεῖν αὐτίκα καὶ τὰ εἷς πόσεις ποικίλας συγκείμενα καὶ τὰ<text:span text:style-name="T3"> </text:span>φάρμακα καὶ τὰ φίλτρα παντοδαπὰ καὶ τοὺς χρόνους τούς τε τῶν<text:span text:style-name="T3"> </text:span>ἀνευρέσεων μαγικῶν καὶ τοὺς τῶν κοβάλων ἀποστάσεων.</text:p>
          </table:table-cell>
          <table:table-cell table:style-name="Table1.A1" office:value-type="string">
            <text:p text:style-name="P12">He, Ron, and Hermione kept to themselves, working late into the night, trying to remember the ingredients in complicated potions, learn charms and spells by heart, memorize the dates of magical discoveries and goblin rebellions....</text:p>
          </table:table-cell>
        </table:table-row>
        <table:table-row table:style-name="Table1.36">
          <table:table-cell table:style-name="Table1.A1" office:value-type="string">
            <text:p text:style-name="P12">τῶν δέ δοκιμασιῶν <text:span text:style-name="T6">ἔ</text:span>τι ὡς ἑπτὰ ἡμέρας ἀπεχουσῶν, ἐξ<text:span text:style-name="T2"> </text:span>ἀπροσδοκήτου συνέβη τῷ Ἁρείῳ βασανίζεσθαι εἰς τὸ μὴ πολυπραγμονεῖν περὶ τὰ μὴ προσήκοντα, τοῦτ’ ἀρτίως δὴ<text:span text:style-name="T3"> </text:span>δεδογμένον<text:span text:style-name="T3"> </text:span>αὐτῷ.</text:p>
          </table:table-cell>
          <table:table-cell table:style-name="Table1.A1" office:value-type="string">
            <text:p text:style-name="P12">Then, about a week before the exams were due to start, Harry's new resolution not to interfere in anything that didn't concern him was put to an unexpected test.</text:p>
          </table:table-cell>
        </table:table-row>
        <table:table-row table:style-name="Table1.36">
          <table:table-cell table:style-name="Table1.A1" office:value-type="string">
            <text:p text:style-name="P12">ἐπανιὼν γάρ ποτε τῆς δείλης ἀπὸ τῆς βιβλιοθήκης καθ’<text:span text:style-name="T2"> </text:span>ἑαυτὸν γενόμενος ἤκουσε τινὸς ἐκ τοῦ <text:span text:style-name="T6">ἔ</text:span>μπροσθεν δωματίου κνυζομένου.</text:p>
          </table:table-cell>
          <table:table-cell table:style-name="Table1.A1" office:value-type="string">
            <text:p text:style-name="P12">Walking back from the library on his own one afternoon, he heard somebody whimpering from a classroom up ahead.</text:p>
          </table:table-cell>
        </table:table-row>
        <table:table-row table:style-name="Table1.36">
          <table:table-cell table:style-name="Table1.A1" office:value-type="string">
            <text:p text:style-name="P12">ἐγγυτέρω δέ προσελθὼν φωνὴν <text:span text:style-name="T6">ἔ</text:span>γνω τὴν τοῦ Κιούρου.</text:p>
          </table:table-cell>
          <table:table-cell table:style-name="Table1.A1" office:value-type="string">
            <text:p text:style-name="P12">As he drew closer, he heard Quirrell's voice.</text:p>
          </table:table-cell>
        </table:table-row>
        <table:table-row table:style-name="Table1.36">
          <table:table-cell table:style-name="Table1.A1" office:value-type="string">
            <text:p text:style-name="P12">Μή μοι σύ, ἔφη, μή μοι πάλιν.</text:p>
          </table:table-cell>
          <table:table-cell table:style-name="Table1.A1" office:value-type="string">
            <text:p text:style-name="P12">"No -- no -- not again, please --"</text:p>
          </table:table-cell>
        </table:table-row>
        <table:table-row table:style-name="Table1.36">
          <table:table-cell table:style-name="Table1.A1" office:value-type="string">
            <text:p text:style-name="P12">ἠπείλει γάρ τις αὐτῷ ὡς ἐφαίνετο.</text:p>
          </table:table-cell>
          <table:table-cell table:style-name="Table1.A1" office:value-type="string">
            <text:p text:style-name="P12">It sounded as though someone was threatening him.</text:p>
          </table:table-cell>
        </table:table-row>
        <table:table-row table:style-name="Table1.36">
          <table:table-cell table:style-name="Table1.A1" office:value-type="string">
            <text:p text:style-name="P12">ὁ δ’ <text:span text:style-name="T6">Ἅ</text:span>ρειος ἐγγυτέρω προσελθὼν ἤκουσε τοῦ Κιούρου Ναὶ ναί λέγοντος, καλῶς γὰρ ἔχει, ἅμα<text:span text:style-name="T3"> </text:span>δ<text:span text:style-name="T6">ὲ δακρύοντος.</text:span></text:p>
          </table:table-cell>
          <table:table-cell table:style-name="Table1.A1" office:value-type="string">
            <text:p text:style-name="P12">Harry moved closer.<text:span text:style-name="T6"> "All right -- all right --" he heard Quirrell sob.</text:span></text:p>
          </table:table-cell>
        </table:table-row>
        <table:table-row table:style-name="Table1.36">
          <table:table-cell table:style-name="Table1.A1" office:value-type="string">
            <text:p text:style-name="P12">καὶ ἐν ἀκαρεῖ ὁ Κίουρος ἐπειγόμενος ἐκ τοῦ δωματίου ἀπῆλθε<text:span text:style-name="T3"> </text:span>τὴν μίτραν ἀνορθῶν.</text:p>
          </table:table-cell>
          <table:table-cell table:style-name="Table1.A1" office:value-type="string">
            <text:p text:style-name="P12">Next second, Quirrell came hurrying out of the classroom straightening his turban.</text:p>
          </table:table-cell>
        </table:table-row>
        <table:table-row table:style-name="Table1.36">
          <table:table-cell table:style-name="Table1.A1" office:value-type="string">
            <text:p text:style-name="P13">ὕπωχρος δ’ ἦν καί ἔμελλε δακρύσειν, ὡς<text:span text:style-name="T2"> </text:span><text:span text:style-name="T7">ἔ</text:span>ῳκειν. </text:p>
          </table:table-cell>
          <table:table-cell table:style-name="Table1.A1" office:value-type="string">
            <text:p text:style-name="P13">He was pale and looked as though he was about to cry.</text:p>
          </table:table-cell>
        </table:table-row>
        <text:soft-page-break/>
        <table:table-row table:style-name="Table1.36">
          <table:table-cell table:style-name="Table1.A1" office:value-type="string">
            <text:p text:style-name="P13">ὁ δ’ <text:span text:style-name="T7">Ἅ</text:span>ρειος ἐφαίνετο λαθὼν αὐτὸν παριόντα.</text:p>
          </table:table-cell>
          <table:table-cell table:style-name="Table1.A1" office:value-type="string">
            <text:p text:style-name="P13">He strode out of sight; Harry didn't think Quirrell had even noticed him.</text:p>
          </table:table-cell>
        </table:table-row>
        <table:table-row table:style-name="Table1.36">
          <table:table-cell table:style-name="Table1.A1" office:value-type="string">
            <text:p text:style-name="P13">μείνας δέ τι<text:span text:style-name="T2"> </text:span>μέχρι οὔθ’ ὁρᾶν αὐτὸν οὐτ’ ἀκούειν ἔτ’ ἐδύνατο, προκύψας δ’ ὀλίγον<text:span text:style-name="T2"> </text:span>εἴσω τοῦ δωματίου <text:span text:style-name="T7">ἔ</text:span>τυχε τούτου μέν κενοῦ γενομένου, <text:span text:style-name="T7">ἔ</text:span>ξοδον δ’<text:span text:style-name="T2"> </text:span>ἄλλην εἶδε κατὰ τὸ ἀντίθυρον<text:span text:style-name="T7">.</text:span></text:p>
          </table:table-cell>
          <table:table-cell table:style-name="Table1.A1" office:value-type="string">
            <text:p text:style-name="P13">He waited until Quirrell's footsteps had disappeared, then peered into the classroom.<text:span text:style-name="T7"> It was empty, but a door stood ajar at the other end.</text:span></text:p>
          </table:table-cell>
        </table:table-row>
        <table:table-row table:style-name="Table1.36">
          <table:table-cell table:style-name="Table1.A1" office:value-type="string">
            <text:p text:style-name="P13">καὶ μονονουχὶ παρὼν ἐκεῖσε ἐμέμνητο τότε ὧν ὑπέσχετο ἑαυτῷ περὶ τὸ μὴ<text:span text:style-name="T2"> </text:span>πολυπραγματεῦσαι<text:span text:style-name="T7">.</text:span></text:p>
          </table:table-cell>
          <table:table-cell table:style-name="Table1.A1" office:value-type="string">
            <text:p text:style-name="P13">Harry was halfway toward it before he remembered what he'd promised himself about not meddling.</text:p>
          </table:table-cell>
        </table:table-row>
        <table:table-row table:style-name="Table1.36">
          <table:table-cell table:style-name="Table1.A1" office:value-type="string">
            <text:p text:style-name="P13">δώδεκα δ’ οὖν λίθων φιλοσοφικῶν ἤθελεν ἂν περιδόσθαι, εἰμὴ ὁ<text:span text:style-name="T2"> </text:span>Σίναπυς ἄρτι <text:span text:style-name="T7">ἔ</text:span>λιπε τὸ δωμάτιον, πόλλ’ ἥδη εὐθυμῶν, ὡς εἶκάσαι,<text:span text:style-name="T2"> </text:span>τοῦ Κιούρου τέλος συγχωρήσαντος αὐτῷ.<text:span text:style-name="T7"> </text:span></text:p>
          </table:table-cell>
          <table:table-cell table:style-name="Table1.A1" office:value-type="string">
            <text:p text:style-name="P13">All the same, he'd have gambled twelve Sorcerer's Stones that Snape had just left the room, and from what Harry had just heard, Snape would be walking with a new spring in his step -- Quirrell seemed to have given in at last.</text:p>
          </table:table-cell>
        </table:table-row>
        <table:table-row table:style-name="Table1.36">
          <table:table-cell table:style-name="Table1.A1" office:value-type="string">
            <text:p text:style-name="P13"><text:span text:style-name="T7">ὁ δ’ Ἅρειος ἐπανελθὼν εἰς τὴν βιβλιοθήκην κατέλαβε τὴν</text:span><text:span text:style-name="T3"> </text:span><text:span text:style-name="T7">Ἑρμιόνην βασανίζουσαν τὸν Ῥοῶνα εἰς τὴν ἀστρονομικήν.</text:span></text:p>
          </table:table-cell>
          <table:table-cell table:style-name="Table1.A1" office:value-type="string">
            <text:p text:style-name="P13">Harry went back to the library, where Hermione was testing Ron on Astronomy.</text:p>
          </table:table-cell>
        </table:table-row>
        <table:table-row table:style-name="Table1.36">
          <table:table-cell table:style-name="Table1.A1" office:value-type="string">
            <text:p text:style-name="P13">εἰπόντι<text:span text:style-name="T3"> </text:span>δέ τί ἀκήκοεν οὗτος Ηῦτύχηκεν ἄρα ὁ Σίναπυς, ἔφη.</text:p>
          </table:table-cell>
          <table:table-cell table:style-name="Table1.A1" office:value-type="string">
            <text:p text:style-name="P13">Harry told them what he'd heard.<text:span text:style-name="T7"> "Snape's done it, then!" said Ron.</text:span></text:p>
          </table:table-cell>
        </table:table-row>
        <table:table-row table:style-name="Table1.36">
          <table:table-cell table:style-name="Table1.A1" office:value-type="string">
            <text:p text:style-name="P13">εἰ γὰρ ὁΚίουρος εἴρηκεν αὐτῷ τί ποιῶν τό φίλτρον ἐκεῖνο τὸ πρὸς τὰ σκοτεινὰ φυλακικὸν ἐξεπᾴδειν δυνηθήσεται -<text:span text:style-name="T3"> </text:span></text:p>
          </table:table-cell>
          <table:table-cell table:style-name="Table1.A1" office:value-type="string">
            <text:p text:style-name="P13">"If Quirrell's told him how to break his Anti-Dark Force spell --"</text:p>
          </table:table-cell>
        </table:table-row>
        <table:table-row table:style-name="Table1.36">
          <table:table-cell table:style-name="Table1.A1" office:value-type="string">
            <text:p text:style-name="P13">ἡ δ’ Ἑρμιόνη Ὑπάρχει δ’ ἔτι, ἔφη, ὁ Οὐλόθριξ.</text:p>
          </table:table-cell>
          <table:table-cell table:style-name="Table1.A1" office:value-type="string">
            <text:p text:style-name="P13">"There's still Fluffy, though," said Hermione.</text:p>
          </table:table-cell>
        </table:table-row>
        <table:table-row table:style-name="Table1.36">
          <table:table-cell table:style-name="Table1.A1" office:value-type="string">
            <text:p text:style-name="P13">ἐκεῖνος δέ Τυχόν, ἔφη, ὁ Σίναπυς καθ’ ἑαυτὸν ἔγνωκεν ᾧ τρόπῳ<text:span text:style-name="T2"> </text:span>δύναιτ’ ἂν παρελθεῖν τὸν κύνα μὴ συγγενόμενος τῷ Ἁγριώδει.<text:span text:style-name="T7"> καὶ</text:span><text:span text:style-name="T3"> </text:span><text:span text:style-name="T7">πρὸς τὰ βιβλία μυρία τὰ περικείμενα ἀποβλέψας Πίθεσθέ μοι, ἔφη,</text:span><text:span text:style-name="T2"> </text:span><text:span text:style-name="T7">βιβλίον τι ἔστιν ἐν τοῖσδε δηλαδὴ ὅπερ λέγει σοι ᾧ τρόπῳ δύνασαι </text:span>παρελθεῖν τρικέφαλον κύνα παμμεγέθη.</text:p>
          </table:table-cell>
          <table:table-cell table:style-name="Table1.A1" office:value-type="string">
            <text:p text:style-name="P13">"Maybe Snape's found out how to get past him without asking Hagrid,"<text:span text:style-name="T7"> said Ron, looking up at the thousands of books surrounding them. "I bet there's a book somewhere in here telling you how to get past a giant three-headed dog."</text:span></text:p>
          </table:table-cell>
        </table:table-row>
        <table:table-row table:style-name="Table1.36">
          <table:table-cell table:style-name="Table1.A1" office:value-type="string">
            <text:p text:style-name="P13">ἀλλὰ τί δραστέον, ὦ <text:span text:style-name="T7">Ἅ</text:span>ρειε<text:span text:style-name="T2">;</text:span></text:p>
          </table:table-cell>
          <table:table-cell table:style-name="Table1.A1" office:value-type="string">
            <text:p text:style-name="P13"><text:span text:style-name="T7">"</text:span>So what do we do, Harry?"</text:p>
          </table:table-cell>
        </table:table-row>
        <table:table-row table:style-name="Table1.36">
          <table:table-cell table:style-name="Table1.A1" office:value-type="string">
            <text:p text:style-name="P13">τοῦ γὰρ οὖν Ῥοῶνος δι’ ἐπιθυμίας τοῦ πλέον κινδυνεύειν ἤδη<text:span text:style-name="T3"> </text:span>ἀναπτερουμένου, ἡ Ἑρμιόνη ἀποκριναμένη <text:span text:style-name="T7">ἔ</text:span>φθασε τὸν ’Ἀρειομ<text:span text:style-name="T3"> </text:span>Προσιτέον τοι, ἔφη, τόν Διμπλόδωρον, ὃ καὶ ἐκ πολλοῦ <text:span text:style-name="T7">ἔ</text:span>δει<text:span text:style-name="T3"> </text:span>ποιῆσαι.</text:p>
          </table:table-cell>
          <table:table-cell table:style-name="Table1.A1" office:value-type="string">
            <text:p text:style-name="P14">The light of adventure was kindling again in Ron's eyes, but Hermione answered before Harry could.<text:span text:style-name="T8"> "Go to Dumbledore. That's what we should have done ages ago.</text:span></text:p>
          </table:table-cell>
        </table:table-row>
        <table:table-row table:style-name="Table1.36">
          <table:table-cell table:style-name="Table1.A1" office:value-type="string">
            <text:p text:style-name="P14">ἐὰν γὰρ αὐτοὶ ἐπιχειρῶμέν τι, δῆλον ὅτι ἐκπεσούμεθα.</text:p>
          </table:table-cell>
          <table:table-cell table:style-name="Table1.A1" office:value-type="string">
            <text:p text:style-name="P14">If we try anything ourselves we'll be thrown out for sure."</text:p>
          </table:table-cell>
        </table:table-row>
        <table:table-row table:style-name="Table1.36">
          <table:table-cell table:style-name="Table1.A1" office:value-type="string">
            <text:p text:style-name="P14">Μαρτύριον μέντοι οὐκ <text:span text:style-name="T8">ἔ</text:span>χομεν οὐδέν, εἶπεν ὁ Ἄρειος<text:span text:style-name="T8">.</text:span></text:p>
          </table:table-cell>
          <table:table-cell table:style-name="Table1.A1" office:value-type="string">
            <text:p text:style-name="P14">"But we've got no proof!" said Harry.</text:p>
          </table:table-cell>
        </table:table-row>
        <table:table-row table:style-name="Table1.36">
          <table:table-cell table:style-name="Table1.A1" office:value-type="string">
            <text:p text:style-name="P14">ὁ μὲν γὰρ<text:span text:style-name="T3"> </text:span>Κίουρος περιδεὴς γενόμενος οὐκ ἐθελήσει μαρτυρεῖν ἡμῖν, τῷ δέ<text:span text:style-name="T3"> </text:span>Σινάπει ἔξεστιν<text:span text:style-name="T8"> ἀτεχνῶς οὐ φάσκειν εἰδέναι ὅπως ὁ Τρωγλοδύτης</text:span></text:p>
            <text:p text:style-name="P14"><text:span text:style-name="T8">ἔ</text:span>τυχεν εἰσελθὼν ἐπὶ τῶν νεκυσίων, μακρὰν ἀπὼν αὐτὸς τότε τοῦ<text:span text:style-name="T3"> </text:span>τριστέγου.</text:p>
          </table:table-cell>
          <table:table-cell table:style-name="Table1.A1" office:value-type="string">
            <text:p text:style-name="P14">"Quirrell's too scared to back us up. Snape's only got to say he doesn't know how the troll got in at Halloween and that he was nowhere near the third floor -- who do you think they'll believe, him or us?</text:p>
          </table:table-cell>
        </table:table-row>
        <table:table-row table:style-name="Table1.36">
          <table:table-cell table:style-name="Table1.A1" office:value-type="string">
            <text:p text:style-name="P14">ἦ καὶ πιστεύσουσιν ἡμῖν δήπου οἱ ἐν τέλει<text:span text:style-name="T8"> ἀμελοῦντες</text:span><text:span text:style-name="T3"> </text:span><text:span text:style-name="T8">τοῦ Σινάπεως; οὐ γὰρ λελήθαμεν αὐτοὺς μισοῦντες ἐκεῖνον· ὥσθ’ ὁ Διμπλόδωρος νομιεῖ ἡμᾶς ψεύδεσθαι τοῦτ’ αὐτὸ βουλομένους</text:span><text:span text:style-name="T3"> </text:span><text:soft-page-break/><text:span text:style-name="T8">πρᾶξαι ὅπως ἐκπεσεῖται ὁ Σίναπυς ἀπὸ τοῦ παιδευτηρίου.</text:span></text:p>
          </table:table-cell>
          <table:table-cell table:style-name="Table1.A1" office:value-type="string">
            <text:p text:style-name="P14">It's not exactly a secret we hate him, Dumbledore'll<text:span text:style-name="T8"> think we made it up to get him sacked.</text:span></text:p>
          </table:table-cell>
        </table:table-row>
        <table:table-row table:style-name="Table1.36">
          <table:table-cell table:style-name="Table1.A1" office:value-type="string">
            <text:p text:style-name="P14">ὁ δὲ<text:span text:style-name="T3"> </text:span>Φήληξ ο<text:span text:style-name="T8">ὐ</text:span>κ ἂν ὠφελῆσαι ἡμᾶς οὐδ’ ε<text:span text:style-name="T8">ἰ</text:span> διακινδυνεύσαι περὶ τῶν ὅλων,<text:span text:style-name="T3"> </text:span>οὐ μόνον άγαν φιλικῶς διακείμενος τῴ Σινάπει, ἀλλὰ καί τοσούτῳ<text:span text:style-name="T3"> </text:span>μᾶλλον κερδανεῖν οἰόμενος ὅσῳ πλειόνες ἐκπεσοῦνται μαθηταί.</text:p>
          </table:table-cell>
          <table:table-cell table:style-name="Table1.A1" office:value-type="string">
            <text:p text:style-name="P14">Filch wouldn't help us if his life depended on it, he's too friendly with Snape, and the more students get thrown out, the better, he'll think.</text:p>
          </table:table-cell>
        </table:table-row>
        <table:table-row table:style-name="Table1.36">
          <table:table-cell table:style-name="Table1.A1" office:value-type="string">
            <text:p text:style-name="P14">καὶ<text:span text:style-name="T8"> </text:span>μέμνησο· οὐκ ἐχρῆν εἰδέναι οὐδέν οὕτε περὶ τῆς λίθου οὔτε περὶ τοῦ<text:span text:style-name="T3"> </text:span>Ο<text:span text:style-name="T8">ὐ</text:span>λότριχος.<text:span text:style-name="T8"> χαλεπὸν γὰρ ἂν εἴη εἰπεῖν πόθεν ἴσμεν τὰ τοιαῦτα.</text:span></text:p>
          </table:table-cell>
          <table:table-cell table:style-name="Table1.A1" office:value-type="string">
            <text:p text:style-name="P14">And don't forget, we're not supposed to know about the Stone or Fluffy. That'll take a lot of explaining."</text:p>
          </table:table-cell>
        </table:table-row>
        <table:table-row table:style-name="Table1.36">
          <table:table-cell table:style-name="Table1.A1" office:value-type="string">
            <text:p text:style-name="P14">καὶ τὴν μὲν Ἑρμιόνην ἐδόκει πεῖσαι, τὸν δέ Ῥοῶνα οὐδαμῶς<text:span text:style-name="T8">.</text:span></text:p>
          </table:table-cell>
          <table:table-cell table:style-name="Table1.A1" office:value-type="string">
            <text:p text:style-name="P14">Hermione looked convinced, but Ron didn't.</text:p>
          </table:table-cell>
        </table:table-row>
        <table:table-row table:style-name="Table1.36">
          <table:table-cell table:style-name="Table1.A1" office:value-type="string">
            <text:p text:style-name="P14">ὁ δέ Εἴπερ πραγματευοίμεθά τι πρὸς ταῦτα -</text:p>
          </table:table-cell>
          <table:table-cell table:style-name="Table1.A1" office:value-type="string">
            <text:p text:style-name="P14">"If we just do a bit of poking around --"</text:p>
          </table:table-cell>
        </table:table-row>
        <table:table-row table:style-name="Table1.36">
          <table:table-cell table:style-name="Table1.A1" office:value-type="string">
            <text:p text:style-name="P14">ὁ δ’ Ἄρειος Μὴ σύ γε, ἔφη.<text:span text:style-name="T8"> ἅλις γὰρ ἤδη πεπραγμάτευται ἡμῖν.</text:span></text:p>
          </table:table-cell>
          <table:table-cell table:style-name="Table1.A1" office:value-type="string">
            <text:p text:style-name="P14">"No," said Harry flatly, "we've done enough poking around."</text:p>
          </table:table-cell>
        </table:table-row>
        <table:table-row table:style-name="Table1.36">
          <table:table-cell table:style-name="Table1.A1" office:value-type="string">
            <text:p text:style-name="P14">κα<text:span text:style-name="T8">ὶ</text:span> πινάκιον ἀστρονομικὸν λαβὼν ἤρξατο ἐκμανθάνων τὰ ὀνόματα<text:span text:style-name="T8"> </text:span>τὰ τῶν Διὸς ἀστέρος σελήνων.</text:p>
          </table:table-cell>
          <table:table-cell table:style-name="Table1.A1" office:value-type="string">
            <text:p text:style-name="P14">He pulled a map of Jupiter toward him and started to learn the names of its moons.</text:p>
          </table:table-cell>
        </table:table-row>
        <table:table-row table:style-name="Table1.36">
          <table:table-cell table:style-name="Table1.A1" office:value-type="string">
            <text:p text:style-name="P15">τῇ δ’ ὑστεραίᾳ μεταξὺ ἀριστῶντες ὁ Ἄρειος καί ἡ Ἑρμιόνη καί ὁ<text:span text:style-name="T3"> </text:span>Νεφελώδης ὡς ἕκαστοι ἐπιστόλια ἐδέξαντο.</text:p>
          </table:table-cell>
          <table:table-cell table:style-name="Table1.A1" office:value-type="string">
            <text:p text:style-name="P15">The following morning, notes were delivered to Harry, Hermione, and Neville at the breakfast table.</text:p>
          </table:table-cell>
        </table:table-row>
        <table:table-row table:style-name="Table1.36">
          <table:table-cell table:style-name="Table1.A1" office:value-type="string">
            <text:p text:style-name="P15">καί οὐδὲν διαφέροντα ἀλλήλων ἠγγεῖλε τάδε·<text:span text:style-name="T3"> </text:span>ἡ σοφίστρια Μαγονωγαλέα χαίρειν λέγει.<text:span text:style-name="T9"> χρή σε τὴν φυλακὴν ὑπομένειν τῇδε τῇ νυκτί. πάρισθι οὖν</text:span><text:span text:style-name="T3"> </text:span><text:span text:style-name="T9">εἷς τὴν αὐλὴν ἀρχομένης τῆς ἑνδεκάτης· περιμενεῖ σ’ ὁ Φήληξ.</text:span></text:p>
          </table:table-cell>
          <table:table-cell table:style-name="Table1.A1" office:value-type="string">
            <text:p text:style-name="P15">They were all the same: Your detention will take place at eleven o'clock tonight. Meet Mr. Filch in the entrance hall.<text:span text:style-name="T9"> Professor McGonagall</text:span></text:p>
          </table:table-cell>
        </table:table-row>
        <table:table-row table:style-name="Table1.36">
          <table:table-cell table:style-name="Table1.A1" office:value-type="string">
            <text:p text:style-name="P15">ὁ δ<text:span text:style-name="T9">'</text:span> <text:span text:style-name="T9">Ἅ</text:span>ρειος ἐπελέληστο τῶν φυλακῶν ὧν <text:span text:style-name="T9">ἔ</text:span>τι <text:span text:style-name="T9">ἔ</text:span>δει ὑπομεῖναι, ὡς ἄρτι<text:span text:style-name="T3"> </text:span>τεταραγμένος διὰ τὸ τῶν βαθμῶν σφάλλεσθαι.</text:p>
          </table:table-cell>
          <table:table-cell table:style-name="Table1.A1" office:value-type="string">
            <text:p text:style-name="P15">Harry had forgotten they still had detentions to do in the furor over the points they'd lost.</text:p>
          </table:table-cell>
        </table:table-row>
        <table:table-row table:style-name="Table1.36">
          <table:table-cell table:style-name="Table1.A1" office:value-type="string">
            <text:p text:style-name="P7">ἡ δ’ Ἑρμιόνη, ὡς<text:span text:style-name="T3"> </text:span>ᾤετο, κινδυνεύοι ἃν σχετλιάζειν δηλαδὴ ὡς δι’ ὅλης τῆς νυκτὸς<text:span text:style-name="T3"> </text:span>κωλυθεῖσα ἂν ἀναθεωρεῖν τὰ μαθήματα.<text:span text:style-name="T9"> <text:s/>ἀλλ’ οὐδέν ἄρ’ εἶπε, νομίζουσα καθάπερ ἐκεῖνος ὅτι ἄξια πάσχει.</text:span></text:p>
          </table:table-cell>
          <table:table-cell table:style-name="Table1.A1" office:value-type="string">
            <text:p text:style-name="P15">He half expected Hermione to complain that this was a whole night of studying lost, but she didn't say a word.<text:span text:style-name="T9"> Like Harry, she felt they deserved what they'd got.</text:span></text:p>
          </table:table-cell>
        </table:table-row>
        <table:table-row table:style-name="Table1.36">
          <table:table-cell table:style-name="Table1.A1" office:value-type="string">
            <text:p text:style-name="P15">καὶ ε<text:span text:style-name="T9">ἰ</text:span>ς χρόνον ῥητὸν τὸν Ῥοῶνα ἐν τῷ κοινείῳ χαίρειν εἰπόντες,<text:span text:style-name="T3"> </text:span>πρὸς δέ τὴν αὐλὴν καταβάντες μετὰ τοῦ Νεφελώδους<text:span text:style-name="T3"> </text:span>κατέλαβον<text:span text:style-name="T3"> </text:span>τόν τε Φήληκα ἤδη παρόντα καὶ δὴ καὶ τὸν Μάλθακον.</text:p>
          </table:table-cell>
          <table:table-cell table:style-name="Table1.A1" office:value-type="string">
            <text:p text:style-name="P15">At eleven o'clock that night, they said good-bye to Ron in the common room and went down to the entrance hall with Neville.<text:span text:style-name="T9"> Filch was already there -- and so was Malfoy.</text:span></text:p>
          </table:table-cell>
        </table:table-row>
        <table:table-row table:style-name="Table1.36">
          <table:table-cell table:style-name="Table1.A1" office:value-type="string">
            <text:p text:style-name="P15">ὁ γὰρ<text:span text:style-name="T3"> </text:span>’Άρειος ἐπιλάθετο αὐτοῦ φυλακὴν ὡσαύτως ὀφλόντος.</text:p>
          </table:table-cell>
          <table:table-cell table:style-name="Table1.A1" office:value-type="string">
            <text:p text:style-name="P15">Harry had also forgotten that Malfoy had gotten a detention, too.</text:p>
          </table:table-cell>
        </table:table-row>
        <table:table-row table:style-name="Table1.36">
          <table:table-cell table:style-name="Table1.A1" office:value-type="string">
            <text:p text:style-name="P15">ὁ δὲ Φήληξ λύχνον ἀνάψας καὶ ἔξω αὐτοὺς ἀγαγών “Έπεσθέ μοι,<text:span text:style-name="T9"> </text:span>ἔφη.</text:p>
          </table:table-cell>
          <table:table-cell table:style-name="Table1.A1" office:value-type="string">
            <text:p text:style-name="P15">"Follow me," said Filch, lighting a lamp and leading them outside.</text:p>
          </table:table-cell>
        </table:table-row>
        <table:table-row table:style-name="Table1.36">
          <table:table-cell table:style-name="Table1.A1" office:value-type="string">
            <text:p text:style-name="P15">ἀποκνήσετε γάρ τοι οἶμαι τὸ λοιπὸν τούς νόμους ὑπερβαίνειν<text:span text:style-name="T3"> </text:span>τούς τοῦ παιδευτηρίου.</text:p>
          </table:table-cell>
          <table:table-cell table:style-name="Table1.A1" office:value-type="string">
            <text:p text:style-name="P15">I bet you'll think twice about breaking a school rule again, won't you, eh?"<text:span text:style-name="T9"> he said, leering at them.</text:span></text:p>
          </table:table-cell>
        </table:table-row>
        <table:table-row table:style-name="Table1.36">
          <table:table-cell table:style-name="Table1.A1" office:value-type="string">
            <text:p text:style-name="P15"><text:s/>ἀλλὰ παθήματα μαθήματα ὡς ἔμοιγε δόκει.<text:span text:style-name="T3"> </text:span>ἀλλὰ καὶ τοῦτο δεινόν, τὸ ἐξιτήλους γεγενῆσθαι τὰς πάλαι κολάσεις. ἐκρέμασαν γάρ ἅν σε τὸ πάλαι τοῖς καρποῖς ἐκ τοῦ ὀρόφου<text:span text:style-name="T3"> </text:span>πολλὰς ἡμέρας.</text:p>
          </table:table-cell>
          <table:table-cell table:style-name="Table1.A1" office:value-type="string">
            <text:p text:style-name="P15">"Oh yes... hard work and pain are the best teachers if you ask me.... It's just a pity they let the old punishments die out... hang you by your wrists from the ceiling for a few days,</text:p>
          </table:table-cell>
        </table:table-row>
        <table:table-row table:style-name="Table1.36">
          <table:table-cell table:style-name="Table1.A1" office:value-type="string">
            <text:p text:style-name="P15">καὶ τούς δεσμοὺς ε”τι ἐν τῷ δωματίῳ <text:span text:style-name="T9">ἔ</text:span>χω <text:soft-page-break/>προχείρους καί οὐδενὶ ἶῴ διεφθαρμένους ἥν πως<text:span text:style-name="T9"> </text:span>δέῃ αὐτῶν.<text:span text:style-name="T9"> λοιπόν, βαδιστέον οὖν, ἀλλὰ μὴ δραπετεύετε τοῖς γὰρ δραπέταις συμβαίνει καὶ </text:span>χαλεπώτερον κολάζεσθαι.</text:p>
          </table:table-cell>
          <table:table-cell table:style-name="Table1.A1" office:value-type="string">
            <text:p text:style-name="P15">I've got the chains still in my office, keep 'em well <text:soft-page-break/>oiled in case they're ever needed.... Right, off we go, and don't think of running off, now, it'll be worse for you if you do."</text:p>
          </table:table-cell>
        </table:table-row>
        <table:table-row table:style-name="Table1.36">
          <table:table-cell table:style-name="Table1.A1" office:value-type="string">
            <text:p text:style-name="P15">ἐπορεύοντο δέ σκοταῖοι διὰ τὸν κῆπον, τοῦ μὲν Νεφελώδους<text:span text:style-name="T3"> </text:span>ἀεὶ κνύζοντος, τοῦ δ’ ’Ἀρείου ὅλου περὶ τῆς κολάσεως ὄντος.</text:p>
          </table:table-cell>
          <table:table-cell table:style-name="Table1.A1" office:value-type="string">
            <text:p text:style-name="P15">They marched off across the dark grounds. Neville kept sniffing. Harry wondered what their punishment was going to be.</text:p>
          </table:table-cell>
        </table:table-row>
        <table:table-row table:style-name="Table1.36">
          <table:table-cell table:style-name="Table1.A1" office:value-type="string">
            <text:p text:style-name="P15">δεινότατον γὰρ ἀποβήσεσθαι δήπου, τοῦ Φήληκος οὕτω<text:span text:style-name="T3"> </text:span>σπουδάζοντος.</text:p>
          </table:table-cell>
          <table:table-cell table:style-name="Table1.A1" office:value-type="string">
            <text:p text:style-name="P15">It must be something really horrible, or Filch wouldn't be sounding so delighted.</text:p>
          </table:table-cell>
        </table:table-row>
        <table:table-row table:style-name="Table1.36">
          <table:table-cell table:style-name="Table1.A1" office:value-type="string">
            <text:p text:style-name="P15"/>
          </table:table-cell>
          <table:table-cell table:style-name="Table1.A1" office:value-type="string">
            <text:p text:style-name="P15"/>
          </table:table-cell>
        </table:table-row>
        <table:table-row table:style-name="Table1.36">
          <table:table-cell table:style-name="Table1.A1" office:value-type="string">
            <text:p text:style-name="P15"/>
          </table:table-cell>
          <table:table-cell table:style-name="Table1.A1" office:value-type="string">
            <text:p text:style-name="P15"/>
          </table:table-cell>
        </table:table-row>
        <table:table-row table:style-name="Table1.36">
          <table:table-cell table:style-name="Table1.A1" office:value-type="string">
            <text:p text:style-name="P15"/>
          </table:table-cell>
          <table:table-cell table:style-name="Table1.A1" office:value-type="string">
            <text:p text:style-name="P15"/>
          </table:table-cell>
        </table:table-row>
        <table:table-row table:style-name="Table1.36">
          <table:table-cell table:style-name="Table1.A1" office:value-type="string">
            <text:p text:style-name="P15"/>
          </table:table-cell>
          <table:table-cell table:style-name="Table1.A1" office:value-type="string">
            <text:p text:style-name="P15"/>
          </table:table-cell>
        </table:table-row>
        <table:table-row table:style-name="Table1.36">
          <table:table-cell table:style-name="Table1.A1" office:value-type="string">
            <text:p text:style-name="P15"/>
          </table:table-cell>
          <table:table-cell table:style-name="Table1.A1" office:value-type="string">
            <text:p text:style-name="P15"/>
          </table:table-cell>
        </table:table-row>
        <table:table-row table:style-name="Table1.106">
          <table:table-cell table:style-name="Table1.A106" office:value-type="string">
            <text:p text:style-name="Table_20_Contents"><text:s/><text:span text:style-name="T3"><text:s/></text:span><text:s/><text:span text:style-name="T3"><text:s/></text:span><text:s/><text:span text:style-name="T3"><text:s/></text:span><text:s text:c="3"/><text:span text:style-name="T3"><text:s/></text:span></text:p>
            <text:p text:style-name="Table_20_Contents"><text:span text:style-name="T3"><text:s/></text:span>καὶ ἐξέλαμπε μὲν θαμὰ ἡ σελήνη, σκοταίους δέ πολλάκις ε”δει<text:span text:style-name="T3"> </text:span>ἐλθεῖν νεφελῶν ἀεὶ ἐπιγιγνομένων. καὶ ἔμπροσθεν ὁ Ἄρειος τὰς<text:span text:style-name="T3"> </text:span>θυρίδας πεφωτισμένας κατιδὼν ἤδη τὰς τοῦ Ἁγριώδους οἶκιδίου,<text:span text:style-name="T3"> </text:span>βοὴν τηλωπόν ἤκουσεν.</text:p>
            <text:p text:style-name="Table_20_Contents">ςΗ ἥκεις σύ, ὦ Φήληξ,· σπεῦσον δῆτα· ἐμοὶ γάρ τις ἀσχολία ἐστίν.<text:span text:style-name="T3"> </text:span>ὁ δ’ ’Άρειος ἐθάρρει τι ἐννοῶν τάχ’ ἂν οὐκ εἷς τοσοῦτο ταλαιπωρήσειν μεθ’ Ἁγριώδους ἐργαζόμενος. ἀλλὰ γεγηθὼς οὐκ ἔλαθε<text:span text:style-name="T3"> </text:span>τὸν Φήληκα· ὁ δέ Ἠ καῖ ἐλπίζεις εὐφρανεῖσθαι μετ’ ἐκείνου τοῦ<text:span text:style-name="T3"> </text:span>βλακός; ἀνέλπιστον δέ τοῦτο. εἷς γὰρ τὴν ὕλην βαδιστέον, ὦ παῖ.<text:span text:style-name="T3"> </text:span>ἀνέλπιστον γάρ ἐστ’ ἔμοιγε πάντας ὑμᾶς ἀθῴους ἐκεῖθέν γ’<text:span text:style-name="T2"> </text:span>ἀπαλλάξεσθαι.<text:span text:style-name="T3"> </text:span>καὶ ἐντεῦθεν ὁ μὲν Νεφελώδης ὑπεστέναζέ τι, ὁ δέ Μάλθακος<text:span text:style-name="T3"> </text:span>ὑπὸ φόβου ἀκίνητος εἱστήκει.<text:span text:style-name="T3"> </text:span>ἦἨ καί εἷς τὴν ὕλην, ἔφη, οὐ κατὰ τὸ ξύνηθες ὑπτιάζων. ἀλλ’ οὐ<text:span text:style-name="T3"> </text:span>πρέπει ἐκεῖσε νυκτιπολεῐν, παρόντων κνωδάλων τ’ ἄλλων καὶ<text:span text:style-name="T3"> </text:span>λυκανθρώπων ὡς λέγεται.<text:span text:style-name="T3"> </text:span>ὁ δέ Νεφελώδης τοῦ τρίβωνος τοῦ Ἁρείου ἁπτόμενος φωνὴν<text:span text:style-name="T3"> </text:span>προίετο ὥσπερ ἀποπνιγομένου τινός,<text:span text:style-name="T3"> </text:span>καί ὁ Φήληξ περιχαρὴς Νοσεῖς γάρ, ἔφη, τοῖς οἰκείοις κακοῖς.<text:span text:style-name="T3"> </text:span>ἄλλο τι ἢ ὤφελες φροντίσαι τῶν λυκανθρώπων δὴ πρὶν δίκην<text:span text:style-name="T3"> </text:span>ὀφλεῖν.<text:span text:style-name="T3"> </text:span>ΠΕΡΙ ΤΗΣ ΥΑΗΣ ΤΗΣ ΑΠΟΡΡΗΤΟΥ 203<text:span text:style-name="T3"> </text:span>ὁ δέ Ἁγριώδης σκοταῖος προσῆλθεν ἄγων τὸ Δάκος. βαλλίστραν<text:span text:style-name="T3"> </text:span>δ’ ε”φερε τῇ δεξιᾷ καὶ ἀπ’ ὤμου φαρέτραν τοξευμάτων πλήρη.<text:span text:style-name="T3"> </text:span>Τέλος δή, ἔφη, κεχρονικὼς ἥκεις. ἡμιώριον γὰρ ἤδη περιμένω.<text:span text:style-name="T3"> </text:span>ἦ καλῶς ἔχει, ὦ Ἅρειε καὶ Ἑρμιόνη,-<text:span text:style-name="T3"> </text:span>ὁ δὲ Φήληξ πικρῶς Ἀλλ’ οὐ προσήκει σοι, ἔφη, ἄγαν φιλίως ε”χειν<text:span text:style-name="T3"> </text:span>πρὸς αὐτούς. πάρεισι γὰρ ὡς δίκας δώσοντες δήπου.<text:span text:style-name="T3"> </text:span>Ἠ καὶ διὰ τοῦτο <text:soft-page-break/>ἐχρόνιζες σύ; ἦ ἐτραγῴδεις πρὸς αὐτούς, ἀλλ’<text:span text:style-name="T3"> </text:span>οὐκ ε”στι τὸ σὸν τοῦτο ποιῆσαι. καὶ ποιήσαντος σοῦ ἃ ἔδει, ἐμόν ἐστι<text:span text:style-name="T3"> </text:span>τὰ λοιπὰ διοικεῖν.<text:span text:style-name="T3"> </text:span>’Άμ’ ἕῳ ἐπάνειμι, ἔφη ὁ Φήληξ. καὶ προσθεὶς ὅτι Πάλιν δέ<text:span text:style-name="T3"> </text:span>κομιῶ τὰ λείψανα, ἀπέβη πρὸς τὸ φρούριον. τὸν δέ λύχνον δι’<text:span text:style-name="T3"> </text:span>ὀλίγου ἐν σκότῳ ἐθεώρουν αἰωρούμενον.<text:span text:style-name="T3"> </text:span>ἐνταῦθα δὴ ὁ Μάλθακος πρὸς τὸν Ἁγριώδη ἀποβλέψας<text:span text:style-name="T3"> </text:span>Οὐ βουλομένῳ μοί ἐστιν, ἔφη, εἰσιέναι εἷς τὴν ὕλην ἐκείνην.<text:span text:style-name="T3"> </text:span>ἀκούων δ’ ὁ Ἄρειος ἥδετο εἰδὼς αὐτὸν μάλιστα φοβούμενον.<text:span text:style-name="T3"> </text:span>Εἴ γε βούλῃ μένειν ἐν (Υογοήτου, εἷσιτέον δή. ὁ γὰρ Ἁγριώδης<text:span text:style-name="T3"> </text:span>ἄγριον παρέχων ἑαυτὸν ἔλεγεν. Ἠδικηκότα σέ δεῖ νῦν δίκας δοῦναι.<text:span text:style-name="T3"> </text:span>Ἀλλὰ δουλοπρεπῆ γε λέγεις πόνον, ε”φη ὁ Μάλθακος. οὐ γάρ τοι<text:span text:style-name="T3"> </text:span>πρέπει τοὺς μαθητὰς ταῦτα ποιεῖν. ἐνόμιζον γὰρ δεήσειν ἡμᾶς<text:span text:style-name="T2"> </text:span>στίχους ἐκγράφεσθαι ἢ τοιοῦτόν τι. εἶ δέ ὁ πατὴρ ᾔδει ἐμὲ τοῦτο<text:span text:style-name="T3"> </text:span>ποιοῦντα -<text:span text:style-name="T3"> </text:span>- ’Έλεγεν ἂν ὅτι τοιαῦτ’ ε”στι τὰ ἐν Ὑογοήτου, ἦ στίχους<text:span text:style-name="T3"> </text:span>ἐκγράφοιο ἅν; τί κερδανεῖς; δεῖ σε ἢ χρήσιμόν τι ποιῆσαι ἢ ἀπελθεῖν<text:span text:style-name="T3"> </text:span>οἰχόμενον. ἀλλ’ εἶ σὺ νομίζεις τὸν πατέρα μᾶλλον βούλεσθαι σέ<text:span text:style-name="T3"> </text:span>ἐκπεσεῖν ἐξ Ὑογοήτου, ἄπιθι δὴ πρὸς τὸ φρούριον τὰ φορτία<text:span text:style-name="T3"> </text:span>συσκευασάμενος. ἄπελθε δῆτα.<text:span text:style-name="T3"> </text:span>ὁ δ’ οὐδέν ἐκινήθη, νᾶπυ βλέπων τέως πρὸς ἐκεῖνον. κατανεύσαντος δ’ αὐτοῦ τὸ τελευταῖον, ὁ Ἁγριώδης ’Άγε δή, ἔφη. ἀκούσατέ<text:span text:style-name="T3"> </text:span>μου ἀκριβῶς, διότι δεινότατόν ἐστιν ὃ μέλλομεν κινδύνευμα ὑπομένειν τῇδε τῇ νυκτί. φυλακτέον δὲ μή τις κυβεύῃ περὶτοῦ σώματος.<text:span text:style-name="T3"> </text:span>ἕπεσθέ μοί νυν δεῦρο,<text:span text:style-name="T3"> </text:span>καί ἀγαγὼν αὐτοὺς πρὸς τὰ κράσπεδα τὰ τῆς ὕλης, καὶ τὸν<text:span text:style-name="T3"> </text:span>λύχνον ἄνω ἄρας, ἔδειξεν ἀτραπόν τινα στενὴν καί σκολιὰν<text:span text:style-name="T3"> </text:span>φέρουσαν ἀνὰ τὸ σκοτεινὸν εἰς τὸ πυκνὸν τῶν δένδρων. δεδορκότες<text:span text:style-name="T3"> </text:span>δέ πρὸς τὴν ὕλην ἐκεῖνοι ᾐσθάνοντο τοῦ ἀνέμου διὰ τὰς τρίχας<text:span text:style-name="T3"> </text:span>πνέοντος.<text:span text:style-name="T3"> </text:span>καί ὁ Ἁγριώδης Ἰδού, ἔφη. ἇρα δύνασθε ι’δεῐν τὸ ἐκεῖ ἐπ’ ἐδάφους<text:span text:style-name="T3"> </text:span>κείμενον τὸ ἀργυροειδές; μονοκέρεως γὰρ ἵππου τοῦτ’ ἔστιν αἷμα.<text:span text:style-name="T3"> </text:span>ἀλλὰ μονοκέρως ε”νεστί που τετραυματισμένος ὑπό τινος καὶ ἕτερον<text:span text:style-name="T3"> </text:span>μὲν τοιοῦτον πρότερον ηὗρον ἤδη τεθνηκότα, ἕτερον δέ νυνὶ τοῦτον<text:span text:style-name="T3"> </text:span>204 ΑΡΕιοΣ Πο ΤΗΡ<text:span text:style-name="T3"> </text:span>τὸν ἄθλιον δεῖ ἡμᾶς ἐρευνᾶν ὡς τελευτήσοντας αὐτῷ τοὺς πόνους εἴ<text:span text:style-name="T3"> </text:span>γ’ ἄρα κάμνει τι,<text:span text:style-name="T3"> </text:span>ὁ δέ Μάλθακος θρασὺν μὲν ἑαυτὸν παρέχειν βουλόμενος ὑπερεκ-<text:span text:style-name="T3"> </text:span>πεπλῆχθαι δ’ ὅμως δοκῶν Τί δέ γένοιτ’ ἄν, ἔφη, εἰ ἡμᾶς γε φθάνοι<text:span text:style-name="T3"> </text:span>εὑρὼν ὁ τὸν μονοκέρων τραυματίσας;<text:span text:style-name="T3"> </text:span>Ἀλλ’ οὐκ ε”στι τῶν ἐν ὕλῃ οἰκούντων τοιοῦτος πεφυκὼς ὥστε<text:span text:style-name="T3"> </text:span>βλάπτειν σε συνόντα γοῦν ἦ ἐμοὶ ἦ τῷ Δάκει. ἀλλὰ μὴ πλανᾶσθε<text:span text:style-name="T3"> </text:span>ἀπὸ τῆς ἀτράπου. ἆγε δή. τοῦ γὰρ αἵματος πανταχοῦ κεχυμένου -<text:span text:style-name="T3"> </text:span>ε”καμνε γὰρ ὡς <text:soft-page-break/>ε’ὀικεν ἀπὸ τῆς νῦν νυκτός - δεήσει ἡμᾶς διίστασθαι<text:span text:style-name="T3"> </text:span>εἷς δύο μέρη ἵνα ἑκάτεροι ἑκατέρωσε κατὰ τὴν ἄτραπον ι’χνεύωμεν.<text:span text:style-name="T3"> </text:span>καὶ ὁ Μάλθακος εὐθύς ’Έστω, ἔφη, μετ’ ἐμοῦ τὸ Δάκος. κατεῖδε<text:span text:style-name="T3"> </text:span>γὰρ τούς τοῦ κυνὸς καρχάρους ὀδόντας.<text:span text:style-name="T3"> </text:span>Καλῶς ἔχει, ε”φη ὁ Ἁγριώδης. οὐ μὴν ἀλλὰ κακίζεται ὡς ἐπὶ τὸ<text:span text:style-name="T3"> </text:span>πολύ. λοιπόν· τῇ μὲν ἑτέρᾳ βαδιοῦμεν ἐγὼ καὶ ὁ Ἄρειος καὶ ἡ<text:span text:style-name="T3"> </text:span>Ἑρμιόνη, τῇ δ’ ἑτέρᾳ ὁ Μάλθακος καὶ ὁ Νεφελώδης καὶ τὸ Δάκος.<text:span text:style-name="T3"> </text:span>καὶ ἐὰν μέν τις εὕρῃ τὸν μονοκέρων, ἀφέτω σπινθῆρας χλωραυγεῖς.<text:span text:style-name="T3"> </text:span>ἐγνώκατε,· λάβετε δῆτα τὰς ῥάβδους καὶ ἀσκεῖτε. βαβαὶ τῆς τέχνης,<text:span text:style-name="T3"> </text:span>ἐὰν δὲ πράγματ’ ἔχητε, ἄφετε σπινθῆρας ἐρυθροὺς καί οὕτω<text:span text:style-name="T3"> </text:span>βοηθήσομέν ὑμῖν. ἀλλ’ εὐλαβεῖσθε. βαδιστέον δή.<text:span text:style-name="T3"> </text:span>σκοταῖοις δέ εἷς ὕλην προσβαίνουσιν οὐδὲν ἦν ἀκοῦσαι. καὶ<text:span text:style-name="T3"> </text:span>ἐπειδὴ ὀλίγον προύχώρησαν εἷς τρίοδον ἀφικόμενοι οἱ μὲν πρὸς<text:span text:style-name="T3"> </text:span>τάριστερὰ ε”καμπτον - τὸν γὰρ ’Ἀρειον λέγω καὶ τὴν Ἑρμιόνην καὶ<text:span text:style-name="T3"> </text:span>τὸν Ἁγριώδη - οἱ δ’ ἕτεροι πρὸς τὰ δεξιά.<text:span text:style-name="T3"> </text:span>σιωπῇ δ’ ἐβάδιζον ἀτενίζοντες πρὸς τοῦδαφος. καὶ ἐνίοτε<text:span text:style-name="T3"> </text:span>σταγόνα κατεῖδον - λαμπρὸν γὰρ ε”φεγγεν ἡ σελήνη - ἐν τοῖς χαμαὶ<text:span text:style-name="T3"> </text:span>φύλλοις αἵματος ἀργυροειδοῦς.<text:span text:style-name="T3"> </text:span>ὁ δ’ “Ἀρειος αἰσθόμενος τοῦ Ἁγριώδους βαρυνομένου τι Ἠ καὶ<text:span text:style-name="T3"> </text:span>ἔσθ’ ὅπως λυκάνθρωπός τις ἀποκτείνει ἄρα τοὺς μονοκέρως<text:span text:style-name="T3">; </text:span>Δρομικοί γε οὐ πεφύκασιν εἰς ὃ δεῖ. οὐ γὰρ ῥᾴδιόν ἐστι τοὺς<text:span text:style-name="T3"> </text:span>μονοκέρως λαβεῖν, δυνατούς τ’ ὄντας καὶ μαγικοὺς ὡς σφόδρα.<text:span text:style-name="T2"> </text:span>πρότερον γὰρ ἐγὼ οὐκ ὄπωπα μονοκέρων τραυματισθέντα,<text:span text:style-name="T3"> </text:span>καὶ ἐπειδὴ ἐβάδιζον παρὰ σηκὸν δένδρου λειχῆνι κεκαλυμμένον ὁ<text:span text:style-name="T3"> </text:span>(Άρειος ἤκουε ὕδατος ῥέοντος ὡς νάματος ἄγχι παρόντος. καὶ<text:span text:style-name="T3"> </text:span>σταγόνας ἀνὰ τῆν ἄτραπον σκολιὰν ε”τι χύδην ἑώρα τοῦ μονοκέρως<text:span text:style-name="T3"> </text:span>αἵματος.<text:span text:style-name="T3"> </text:span>ὁ δ’ Ἁγριώδης 1Ἡ καλῶς ἔχει, ἔφη, ὦ Ἑρμιόνη; μὴ φοβήθῃς,<text:span text:style-name="T3"> </text:span>ούκ ε”στιν ὅπως μακρὰν βέβηκε τοσοῦτον τραυματισθείς ὥστε -<text:span text:style-name="T3"> </text:span>ἀλλ’ ἀνάγετε ὑμᾶς αὐτοὺς ἐκποδὼν ὄπισθεν ἐκείνου τοῦ δένδρου.<text:span text:style-name="T3"> </text:span>καὶ ταῦτα βοήσας ἀναρπάσας δ’ ἅμα τὸν ’Ἀρειον καὶ τὴν<text:span text:style-name="T3"> </text:span>Ἑρμιόνην ἐκ τῆς ὁδοῦ ἤνεγκεν ὄπισθε δρυὸς ὑψηλῆς καταστήσων.<text:span text:style-name="T3"> </text:span>ΠΕΡΙ ΤΗΣ ΥΛΗΣ ΤΗΣ ΑΠΟΡΡΗΤΟΥ 20 5<text:span text:style-name="T3"> </text:span>τόξευμα δέ λαβὼν πρὸς τὴν βαλλίστραν ε”θετο ὡς τοξεύσων. πᾶσι δ’<text:span text:style-name="T3"> </text:span>ἦν ἀκοῦσαι ι’λυσπώμενόν τι πλησίον αὐτῶν διὰ τὰ φύλλα ξηρὰ καὶ<text:span text:style-name="T3"> </text:span>ψόφον ὡσεὶ χλαίνης συρομένης. καὶ ἐν ἀκαρεῖ τοῦ Ἁγριώδους<text:span text:style-name="T3"> </text:span>ἀτενίσαντος κατὰ τὴν ἅτραπον οὐκέτ’ εἶχον ἀκοῦσαι οὐδέν.<text:span text:style-name="T3"> </text:span>ἀλλ’ οὗτος τονθορύζων ’Ἐγνων, ἔφη. ε”νεστι γάρ τι ἄτοπον δή.<text:span text:style-name="T3"> </text:span>Ἠ καὶ λυκάνθρωπος, ἦ δ’ ὃς ὁ ’Άρειος<text:span text:style-name="T3"> </text:span>Οὔτε λυκάνθρωπος ἦν οὔτ’ αὖ μονοκέρως. λοιπόν ἕπεσθέ μοι<text:span text:style-name="T3"> </text:span>εὐλαβούμενοι τέως.<text:span text:style-name="T3"> </text:span>καὶ ὀκνηρότερον <text:soft-page-break/>ἤδη ἐβάδιζον, εἴ πως ἀκούσειάν τι καὶ λεπτότατον, καὶ ἐξαίφνης πρὸς ψιλότερόν τι τῆς ὕλης ἐναντίον βλέψαντες ἀκριβέστερον κινήσεως ᾔσθοντό τινος.<text:span text:style-name="T3"> </text:span>καὶ ὁ Ἁγριώδης βοῶν Ἕσταθι, ἔφη. τίς πάρεστιν,· ἀπόδειξον<text:span text:style-name="T3"> </text:span>σεαυτόν. εὔοπλος γάρ εἶμι.<text:span text:style-name="T3"> </text:span>καί ἐναντίον αὐτῶν ἐφαίνετο μιξόθηρ τις. καὶ τὸ μὲν ἄνω μέχρι<text:span text:style-name="T3"> </text:span>τοῦ ὀμφαλοῦ ἄνθρωπος ἦν πυρρόθριξ πυρρὸν δ’ ἔχων πώγωνα, τὸ δ’<text:span text:style-name="T3"> </text:span>ἄλλο σῶμα ἵππος παρώας ὡσαύτως ε”χων καί οὐρὰν μακρὰν καί<text:span text:style-name="T2"> </text:span>ὑπέρυθρον. ε”χανον δ’ ὅ θ’Ἅρειος καὶ ἡ Ἑρμιόνη.<text:span text:style-name="T3"> </text:span>Ὁ Ῥῶναν, ε”φη ὁ Ἁγριώδης ἅσμενος φόβου λελυμένος ὡς δοκεῖν.<text:span text:style-name="T3"> </text:span>καί Πῶς γὰρ ε”χεις; λέγων προσῆλθε τῷ κενταύρῳ δεξιωσόμενος.<text:span text:style-name="T3"> </text:span>Καλὴ ἑσπέρα σοι, ὦ Ἁγρίωδες, ἦ δ’ ὃς ὁ Ῥῶναν, τῇ φωνῇ βαρείᾳ<text:span text:style-name="T2"> </text:span>καὶ ὥσπερ ταλαιπωροῦντός τινος. ῗΗ που ἔμελλες τοξεύσειν με;<text:span text:style-name="T3"> </text:span>ὁ δέ Ἁγριώδης τὸ τόξον ψηλαφῶν Φυλακτέον γάρ, ἔφη. ἀλλὰ<text:span text:style-name="T3"> </text:span>κακόν τι περιπολεῖ τὴν ὕλην. οὗτος τοίνυν “Αρειός ἐστι Ποτῆρ καὶ<text:span text:style-name="T3"> </text:span>αὕτη Ἑρμιόνη Γέρανος, μαθηταὶ ὄντες ἐκ τοῦ παιδευτηρίου. καὶ<text:span text:style-name="T3"> </text:span>οὗτος, ὦ παῖδε, Ῥῶνάν ἐστι, κένταυρος ὥν.<text:span text:style-name="T3"> </text:span>Ἀλλ’ οὐ λέληθεν ἡμᾶς, ε”φη ἡ Ἑρμιόνη ε”τι χάσκουσα,<text:span text:style-name="T3"> </text:span>Καλὴ ἑσπέρα, ε”φη ὁ Ῥῶναν, ἦ καὶ μαθηταὶ ὄντες πολλὰ διδάσκετε ἐν τῷ παιδευτηρίῳ;<text:span text:style-name="T3"> </text:span>τοῦ δ’ Ἁρείου οὔκ ε”χοντος ἀποκρίνασθαι, ἡ Ἑρμιόνη μόλις εἶπεν<text:span text:style-name="T3"> </text:span>ὅτι ὀλίγα διδάσκονται.<text:span text:style-name="T3"> </text:span>Ἠ ὀλίγα,’ καὶ ταῦτ’ ε”στι τι. καὶ στένων τι τοῦτ’ εἶπεν· κᾶπειτ’<text:span text:style-name="T3"> </text:span>ἀνένευσεν ἀποβλέψων πρὸς τὰ ἄστρα. Τῇδε τῇ νυκτί, ἔφη, λάμπει ὁ<text:span text:style-name="T3"> </text:span>Ἄρης ἀστήρ.<text:span text:style-name="T3"> </text:span>Εἶκός, ἦ δ’ ὃς ὁ Ἁγριώδης ἀποβλέψας καὶ αὐτός. ἀλλ’<text:span text:style-name="T3"> </text:span>ἄκουσον, ὦ Ῥῶναν, ἕρμαιον γάρ ἐστιν ἡμῖν ἐντυχοῦσί σοι. ἀλλὰ<text:span text:style-name="T3"> </text:span>μονοκέρως ἵππος<text:span text:style-name="T3"> </text:span>τετραυμάτισται· ἆρ’ ἑώρακάς τι<text:span text:style-name="T3">; </text:span>ἐκεῖνος δ’ εἷς τὸ παραχρῆμα οὐδέν ἀπεκρίνατο, ἀσκαρδαμυκτὶ δ’<text:span text:style-name="T3"> </text:span>ἄνω βλέψας μάλ’ αὖθις ἐστέναξεν.<text:span text:style-name="T3"> </text:span>Οἱ γάρ τοι ἀναίτιοι ἀεὶ πρότερον κακὰ πάσχουσιν· οὕτω μὲν γὰρ<text:span text:style-name="T3"> </text:span>ἦν τὸ πάλαι, οὕτω δ’ ε”στιν ε”τι καὶ νῦν.<text:span text:style-name="T3"> </text:span>206 ΑΡΕιοΣ Πο ΤΗΡ<text:span text:style-name="T3"> </text:span>Εἶκός, ἦ δ’ ὃς ὁ (Αγριώδης. ἀλλὰ μὴν ἑώρακάς τι, ὦ Ῥῶναν. ἦ<text:span text:style-name="T3"> </text:span>καὶ ἄτοπόν τι,<text:span text:style-name="T3"> </text:span>ὁ δέ Ῥῶναν Ἀτόπως γε, ἔφη, τῇδε τῇ νυκτὶ λάμπει ὁ’Άρης ἀστήρ.<text:span text:style-name="T3"> </text:span>Εἶκός, ἦ δ’ ὃς ὁ Ἁγριώδης. ἀλλὰ τοῦτο γὰρ ὤφελον εἰπεῖν’ ἦ που<text:span text:style-name="T2"> </text:span>ἄτοπόν τι ε”τυχες ι’δὼν ἐν τῇ γῇ τῇ πέριξ,· οὐδέν ἄρ’ ἄτοπον<text:span text:style-name="T3"> </text:span>ἑώρακας,<text:span text:style-name="T2"> </text:span>καὶ ὁ Ῥῶναν μελλήσας τι ὡσαύτως καὶ τὸ πρότερον τέλος<text:span text:style-name="T3"> </text:span>Πολλά, ἔφη, καί ἀπόρρητα κρυπτεύει τοι ἡ ὕλη.<text:span text:style-name="T3"> </text:span>κινουμένου δέ τινος ἐν τοῖς δένδρεσιν αἰσθόμενος ὁ Ἁγριώδης τὸ<text:span text:style-name="T3"> </text:span>τόξον πάλιν ἔλαβε τοξεύσων. ἦν δ’ ἄρ’ ἕτερος κένταυρος, μελανόθριξ ὢν καὶ τὸ σῶμα μέλας, ἀγριώτερος δοκῶν τοῦ Ῥώνανος.<text:span text:style-name="T3"> </text:span>καὶ ὁ Ἁγριώδης Χαῖρε, ἔφη, <text:soft-page-break/>ὦ Ἀτηρέ. καλῶς ε”χει,·<text:span text:style-name="T3"> </text:span>Καλὴ ἑσπέρα, ὦ Ἁγρίωδες. εὖ ε”χεις<text:span text:style-name="T3">; </text:span>Εὖ γε. λοιπόν· ὡς ε”λεγον τῷ Ῥώνανι, ἦ καί συ ἄτοπόν τι ἄρτι<text:span text:style-name="T3"> </text:span>ἑώρακας ἐνθάδε,· μονοκέρως γὰρ τετραυμάτισται· ἆρ’ οἶσθά τι περὶ<text:span text:style-name="T3"> </text:span>τοῦτο,-<text:span text:style-name="T3"> </text:span>ὁ δέ Ἀτηρὸς προσελθὼν τῷ Ἁγριώδει καὶ πρὸς τὸν οὐρανὸν<text:span text:style-name="T3"> </text:span>ἀποβλέψας ἀτεχνῶς Τῇδε τῇ νυκτί, ἔφη, λάμπει ὁ Ἄρης ἀστήρ.<text:span text:style-name="T3"> </text:span>Ἐγνώκαμεν, ἔφη ὁ Ἁγριώδης ἀγανακτήσας τι κατ’ αὐτοῦ. ἀλλ’<text:span text:style-name="T3"> </text:span>ἦν ὁποτεροσοῦν ὑμῶν τύχῃ ι’δών τι, ἀγγελλέτω μοι τοῦτο. ἀπιτέον<text:span text:style-name="T3"> </text:span>δ’ ἡμῖν.<text:span text:style-name="T3"> </text:span>καὶ ὁ ’Ἀρειος καὶ ἡ Ἑρμιόνη ἕσποντ’ αὐτῷ πάλιν εἷς τὴν ὕλην,<text:span text:style-name="T3"> </text:span>τὸν τράχηλον εἷς τούπίσω περιστρέψαντες καί ἀτενίζοντες τέως<text:span text:style-name="T3"> </text:span>πρὸς τοὺς κενταύρους μέχρι οὗ οὐκέτ’ ἦν ἰδεῖν αὐτοὺς τῶν δένδρων<text:span text:style-name="T3"> </text:span>ἐμποδῶν γενομένων.<text:span text:style-name="T3"> </text:span>ὁ δ’ Ἀγριώδης ἀγανακτῶν ε”τι Μὴ ἐλπίζετε, ἔφη, τυχήσεσθαι<text:span text:style-name="T3"> </text:span>κενταύρου ἐθέλοντος ἀκριβῶς ἀποκρίνασθαι. μετεωροσκόποι γὰρ<text:span text:style-name="T3"> </text:span>οἶ κατάρατοι· καὶ οὐδὲν φροντίζουσι τῶν ἐπὶ τάδε τῆς σελήνης.<text:span text:style-name="T3"> </text:span>ἡ δ’ Ἑρμιόνη ἦἉρα πολλοί, ἔφη, ἐνοικοῦσι τοιοῦτοι ἐνθάδε<text:span text:style-name="T3">; </text:span>Οὐ γὰρ οὖν ὀλίγοι· τὰ δ’ ἑαυτῶν πράττουσιν ὡς ἐπὶ τὸ πολὺ πλὴν<text:span text:style-name="T3"> </text:span>ἀλλ’ ἀγαπητόν ἐστιν ἀεὶ παρεῖναί μοι εἴποτε βούλομαι κοινωνῆσαί<text:span text:style-name="T3"> </text:span>τι. οὗ μὴν ἀλλ’ οἱ κένταυροι σοφοὶ ὄντες πολλὰ μὲν ἐπίστανται<text:span text:style-name="T3"> </text:span>ὀλίγα δέ διδάσκουσιν.<text:span text:style-name="T3"> </text:span>ὁ δ’Ἃρειος Ἠ καὶ τὸν ψόφον, ἔφη, ἐκεῖνον τὸν πάροιθε γενόμενον<text:span text:style-name="T3"> </text:span>κενταύρου ἂν εἶναι φαίης;</text:p>
            <text:p text:style-name="Table_20_Contents">Μῶν ἵππου ἤκουσας δήπου ὁπλὰς ἔχοντος, ὁ μὲν οὖν τότε<text:span text:style-name="T3"> </text:span>ἐκεῖνος ἦν ὁ τοὺς μονοκέρως ἀποκτείνας. οὐ γὰρ τῆς τοιαύτης<text:span text:style-name="T3"> </text:span>ἠχῆς πρότερον ἥκουσα.</text:p>
            <text:p text:style-name="Table_20_Contents">καὶ σκοταῖοι ε”τι ἐβάδιζον διὰ τὰ δένδρα πυκνότερα γενόμενα. ὁ δ ’<text:span text:style-name="T3"> </text:span>Ἄρειος τὸν τράχηλον εἷς τούπίσω ἀεῖ περιστρέφων ἐφοβεῖτο μή</text:p>
            <text:p text:style-name="Table_20_Contents">ΠΕΡΙ ΤΗΣ ΥΛΗΣ ΤΗΣ ΑΠΟΡΡΗΤΟΥ 207</text:p>
            <text:p text:style-name="Table_20_Contents">τις ἐπιτηρῄ αὐτούς. καλὸν γὰρ εἶναι τοῦ Ἁγριώδους παρόντος<text:span text:style-name="T3"> </text:span>μετὰ τῆς βαλλίστρας. παρεληλύθεσαν δέ ἀγκῶνά τινα τῆς ὁδοῦ<text:span text:style-name="T3"> </text:span>καὶ ἡ Ἑρμιόνη ε”λαβετο τοῦ Ἁρείου τοῦ βραχίονος.<text:span text:style-name="T3"> </text:span>’Ὠ Ἁγρίωδες, ἔφη, ι’δού· σπινθῆρες ἐρυθροί. οἱ ἕτεροι πράγματ’</text:p>
            <text:p text:style-name="Table_20_Contents">ἔχουσιν.<text:span text:style-name="T3"> </text:span>ὁ δ’ Ἁγριώδης βοῶν Ἀλλὰ περιμένετε αὐτοῦ, ἔφη, ῶ οὗτοι, ἐν τῇ<text:span text:style-name="T3"> </text:span>ἀτράπῳ. ἐπάνειμι γὰρ ὑμῖν.<text:span text:style-name="T3"> <text:s/></text:span>καὶ τούτου πολλῷ ψόφῳ διὰ τῶν θάμνων προχωροῦντος, πρὸς<text:span text:style-name="T3"> </text:span>ἀλλήλους φόβον βλέποντες εἱστήκεσαν μέχρι οὗ οὐκέτ) ἦν ἀκοῦσαι<text:span text:style-name="T3"> </text:span>οὐδέν εἶ μὴ τοὺς τῶν φύλλων ψιθυρισμούς.<text:span text:style-name="T3"> <text:s/></text:span>καὶ πρὸς οὖς λέγουσα ἡ Ἑρμιόνη Μῶν οἵου, ἔφη, αὐτοὺς</text:p>
            <text:p text:style-name="Table_20_Contents">τραυματισθήναι,<text:span text:style-name="T3"> <text:s/></text:span>Τετραυματισμένου γε τοῦ Μαλθάκου οὐ φροντὶς ἐμοί. εἰ δέ τι πάθοι</text:p>
            <text:p text:style-name="Table_20_Contents">ὁ Νεφελώδης... πάρεστι γὰρ ἐνθάδε δι’ ἡμᾶς αι’τίους γενομένους.<text:span text:style-name="T3"> <text:s/></text:span>καὶ πολὺν δὴ χρόνον <text:soft-page-break/>διαμείναντες ὀξύτερον ἐδόκουν ἢ τὸ ξύνηθες</text:p>
            <text:p text:style-name="Table_20_Contents">ἀκούειν· ἀτὰρ καὶ ὁ ’Άρειος τὸν νοῦν προσεῖχεν εἵπου ἐπὶ τὴν ἀκοὴν<text:span text:style-name="T3"> </text:span>ἐπεφέρετο ἀνέμου συριγμὸς ἢ ἠχὴ κατάκροτος κλωνός τινος<text:span text:style-name="T3"> </text:span>πατουμένου. τί γέγονεν, ἢ ποῦ οἱ ἑ’τεροι;<text:span text:style-name="T3"> </text:span>τέλος δέ πατάγῳ πολλῷ ὁ Ἁγριώδης κατῆλθεν ἄγων τὸν<text:span text:style-name="T3"> </text:span>Νεφελώδη καί τὸν Μάλθακον καὶ τὸ Δάκος. ἐξειστήκει νῦν τελέως</text:p>
            <text:p text:style-name="Table_20_Contents">ἑαυτοῦ παρωξυμμένος σφόδρα. ὁ γὰρ Μάλθακος παίζων ὡς ἐδόκει<text:span text:style-name="T3"> </text:span>ἔλαθε τὸν Νεφελώδη ἐκ τοῦ ὄπισθεν ἁρπάσας. ὁ δέ φόβῳ ἐκπεπληγμένος τοὺς σπινθῆρας ἀφῆκεν.<text:span text:style-name="T3"> </text:span>“Ερμαιον ἂν εἴη ἀνέλπιστον δὴ εἶ νῦν λάβοιμέν τι ὑμῶν τοσοῦτον<text:span text:style-name="T3"> </text:span>θορυβησάντων. λοιπόν. μεταβλητέον γὰρ τοὺς λόχους. σὺ μὲν οὖν,</text:p>
            <text:p text:style-name="Table_20_Contents">ὦ Νεφέλωδες, προσχώρει ἐμοὶ καί τῇ Ἑρμιόνῃ· σύ δέ, ῶ θἈρειε, τῷ<text:span text:style-name="T3"> </text:span>Δάκει καί τῶ βλακῖ τουτῳί. καὶ πρὸς οὖς λέγων ι’δίᾳ τῴ Ἁρείῳ<text:span text:style-name="T3"> </text:span>Ξύγγνωθί μοι, ἐφη, χαλεπώτερον δ’ ε”σται ἐκφοβεῖν σέ. καὶ πᾶσ’<text:span text:style-name="T3"> </text:span>ἀνάγκη ἀπεργάσασθαι ταῦτα.<text:span text:style-name="T3"> </text:span>ἐπορεύθη οὖν ὁ Ἄρειος εἷς μέσην τὴν ὕλην μετὰ τοῦ Μαλθάκου<text:span text:style-name="T3"> </text:span>καί τοῦ Δάκους. καί ἐβάδιζον δι’ ἡμιωρίου μακροτέραν ἀεὶ εἷς τὴν<text:span text:style-name="T3"> </text:span>ὕλην μέχρι οὗ μόλις ῆν ἰδεῖν ε”τι τὴν ἄτραπον δυσεύρετον διὰ τὴν<text:span text:style-name="T3"> </text:span>δένδρων πυκνότητα γενομένην. καὶ τὸ αῖμα πυκνότερον γενέσθαι<text:span text:style-name="T3"> </text:span>ἐφαίνετο τῷ γ’ Ἆρείῳ, καθαιμαγμένων τῶν δένδρου ῥιζῶν ὥσπερ<text:span text:style-name="T3"> </text:span>εἶ ὁ ἄθλιος δι’ ὀδύνης πλησίον ἐκαλινδεῖτο. ὁ δ’ ’Άρειος εἷς τὸ<text:span text:style-name="T3"> </text:span>ἔμπροσθεν βλέπων διὰ φυλλάδας συμπεπλεγμένας ἀρχαίας τινὸς<text:span text:style-name="T3"> </text:span>δρυὸς χωρίον κατεῖδε δένδρων κενόν.<text:span text:style-name="T3"> </text:span>Ἰδού, ἔφη, τὴν δεξιὰν ἅμα ἐκτείνας παύσων τὸν Μάλθακον.<text:span text:style-name="T3"> </text:span>ε”στιλβε γὰρ χαμαὶ χρῆμά τι λευκόν. ἐγγυτέρω δέ βραδέως προσιόντες συνῄδεσαν αὐτῷ τῷ μονοκέρῳ ὄντι, καὶ τούτῳ τεθνεῶτι. ὁ δ’<text:span text:style-name="T3"> </text:span>208 ΑΡΕιοΣ ΠοΤΗΡ<text:span text:style-name="T3"> </text:span>’Άρειος οὐπώποθ’ ἑωράκει τι μετέχον εἷς τοσοῦτο τοῦ καλοῦ<text:span text:style-name="T3"> </text:span>ξύναμα καὶ τοῦ λυπηροῦ. ε”κειτο γὰρ τὰ μὲν σκέλη καλὰ ὄντα καὶ<text:span text:style-name="T3"> </text:span>χαρίεντα οὐδενὶ κόσμῳ παρέχων, τὴν δέ χαίτην πεπετασμένην<text:span text:style-name="T3"> </text:span>λευκοτάτην παρὰ τὰ φύλλα μέλανα.<text:span text:style-name="T3"> </text:span>καὶ ὀλίγον προύχώρησεν ἐκεῖνος πρὸς τὸ πέσημα καὶ ἀκούσας<text:span text:style-name="T3"> </text:span>ψόφον ι’λυσπωμένου τινὸς εἱστήκει ἀκίνητος. καὶ εἶδε τοῦτο μὲν<text:span text:style-name="T3"> </text:span>θάμνον κινούμενον, τοῦτο δὲ ἐκ τῶν σκιῶν χαμαιπετῆ ἕρποντά τινα<text:span text:style-name="T3"> </text:span>ἄχρι τῆς κεφαλῆς φάρει κεκαλυμμένον καὶ κνωδάλῳ τινὶ μάλιστ’<text:span text:style-name="T3"> </text:span>ἐοικότα θηρευτῇ. ὁ δ’ Ἄρειος καί ὁ Μάλθακος καὶ τὸ Δάκος φόβῳ<text:span text:style-name="T3"> </text:span>ἐκπεπληγμένοι ἐθεώρουν αὐτὸν προσκύπτοντα παρὰ τὴν τοῦ τραύματος πλευρὰν ὡς αἵματος ἐκ τοῦ ἕλκους πιόμενος.<text:span text:style-name="T3"> </text:span>Ὀττοτοτοτοῖ.<text:span text:style-name="T3"> </text:span>οὕτω μὲν γὰρ Μάλθακος λιγὺ ὀτοτύξας ἀπέδραμε συμφεύγοντος<text:span text:style-name="T3"> </text:span>ἅμα καὶ τοῦ Δάκους. ὁ δ’ ἀνανεύσας εὐθὺ τοῦ Ἁρείου δεινὸν ἐκ <text:soft-page-break/>τῶν<text:span text:style-name="T3"> </text:span>καλυμμάτων ἔδρακεν, αἵματος τοῦ μονοκέρως τέως καταστάζοντος<text:span text:style-name="T3"> </text:span>κατὰ τὸ στῆθος. καί ἀναστὰς ὡρμήθη πρὸς αὑτὸν φόβῳ ἤδη<text:span text:style-name="T3"> </text:span>νεναρκηκότα.<text:span text:style-name="T3"> </text:span>τηνικαῦτα δὴ τὴν κεφαλὴν ἤλγει ὁ ’Άρειος ὅσον οὐπώποτε, καιομένης τῆς οὐλῆς ὡς δοκεῖν. καὶ δι ’ ἀλγηδόνα μόνον οὐ τετυφλωμένος<text:span text:style-name="T3"> </text:span>σφαλεροῖς τοῖς ποσὶν ἀνεχώρησεν, ἀκούων ἅμα ψόφον ἵππου δρόμῳ<text:span text:style-name="T3"> </text:span>προσιόντος. ὁ δέ ὑπερπηδήσας αὐτὸν εἰσέπεσεν εὐθὺς τῷ ἀγνώτῳ.<text:span text:style-name="T3"> </text:span>ὁ δ’ Ἄρειος ἤδη τοσοῦτ’ ε”καμνε τὴν κεφαλὴν ὥστε γνὺξ πεσὼν<text:span text:style-name="T3"> </text:span>ἐπὶ χρόνον λιποψυχεῖν. καὶ ἔμφρων πάλιν γενόμενος, οἰχομένου τοῦ<text:span text:style-name="T3"> </text:span>ἀγνώτου, κένταυρον εἶδε προσκύπτοντα αὐτῷ, οὔτε Ῥῶνανα οὔτε<text:span text:style-name="T3"> </text:span>Ἀτηρόν, ἄλλον δέ τινα, νεώτερον δ’ ὡς ἐδόκει, λευκότριχα τ’ ὅντα<text:span text:style-name="T3"> </text:span>καὶ μάλα πωλικὸν τὸ σχῆμα.<text:span text:style-name="T3"> </text:span>ὁ δ’ῗΗ εὖ ε”χεις; ε”φη ἀνιστὰς ἅμα τὸν ’Ἀρειον<text:span text:style-name="T3"> </text:span>Οὕτως. χάριν οῖδα σοί. ἀλλ’ ἐκεῖνος ποῖός τις ἦν ἅρα;<text:span text:style-name="T3"> </text:span>ὁ δέ κένταυρος εἶπε μὲν οὐδέν ἀπέβλεπε δέ πρὸς αὐτὸν πολλῆς<text:span text:style-name="T3"> </text:span>μετὰ σπουδῆς - ὀφθαλμοὶ δ’ ἦσαν αὐτῷ σαπφείρινοι τὸ χρῶμα -<text:span text:style-name="T3"> </text:span>ἄλλως τε καὶ πρὸς τὴν οὐλὴν ἀτενίζων προύχουσαν ἤδη τῆς ὅψεως<text:span text:style-name="T3"> </text:span>καὶ πελιτνὴν γενομένην.<text:span text:style-name="T3"> </text:span>Σὺ γάρ, ἔφη, εἶὸ τῶν Ποτήρων παῖς. ἐπανιτέον οὖν σοὶ πρὸς τὸν<text:span text:style-name="T3"> </text:span>Ἁγριώδη. καὶ γὰρ τὰ νῦν ἐν ἐπικινδύνῳ εἶ σὺ εἴτις ἄλλος ἐν τῇ ὕλῃ<text:span text:style-name="T3"> </text:span>μένων. ἆρ’ ἱππεύειν οἶσθα,· οὕτω γὰρ θᾶττον ἂν ἔλθοις.<text:span text:style-name="T3"> </text:span>τοῦνομά ἐστί μοι Φλωρεντείας, ἔφη, μεταξὺ πρόσω κατακύπτων<text:span text:style-name="T3"> </text:span>ὥστε ἐκεῖνον ἐπὶ νῶτον δέχεσθαι.<text:span text:style-name="T3"> </text:span>καί ἐνταῦθα ἦν ἀκοῦσαι ἵππων ἄλλων ἐκεῖσε προσιόντων. καὶ ὁ<text:span text:style-name="T3"> </text:span>Ῥῶναν καὶ ὁ Ἀτηρός δρομαῖοι ἐκ τῶν δένδρων ἐφάνησαν, ἱδρῶτα<text:span text:style-name="T3"> </text:span>στάζοντες πλευρῶν ἄπο σφυζουσῶν.<text:span text:style-name="T3"> </text:span>ΠΕΡΙ ΤΗΣ ΥΛΗΣ ΤΗΣ ΑΠοΡΡΗΤογ 209<text:span text:style-name="T3"> </text:span>καὶ ὁ Ἀτηρὸς σφόδρα παρωξυμμένος Ὦ Φλωρεντεία, ἔφη. τί<text:span text:style-name="T3"> </text:span>πράττεις, ἄνθρωπον γὰρ ἐπὶ νώτῳ φέρεις, οὔκουν αἰσχύνῃ,- ἦ καὶ<text:span text:style-name="T3"> </text:span>ἡμίονος εἶ τῶν ἐπιτυχόντων;<text:span text:style-name="T3"> </text:span>ὁ δέ Ἀλλ’ οὐκ οἶσθα, ἔφη, ἐκεῖνον ὅστις ἐστίν; οὗτος γάρ ἐστιν ὁ<text:span text:style-name="T3"> </text:span>τῶν Ποτήρων παῖς. ὅσῳ θᾶττον ἐκ τῆς ὕλης τῆσδε φεύγει τόσῳ<text:span text:style-name="T3"> </text:span>ἄμεινον.<text:span text:style-name="T3"> </text:span>ὁ δέ Ἀτηρός Ἀλλὰ τί ἐδίδασκες αὐτόν, ε”φη γρύζων. μέμνησο, ὦ<text:span text:style-name="T3"> </text:span>Φλωρεντεία, ἐκεῖνο ὅτι ὀμωμόκαμεν μὴ ἐναντιώσεσθαι τοῖς τοῦ<text:span text:style-name="T3"> </text:span>οὐρανοῦ πράγμασιν. οὔκουν ἀνεγνώκαμεν τὰ ἐσόμενα βλέποντες<text:span text:style-name="T3"> </text:span>πρὸς τὰς τῶν πλανήτων ἀστέρων κινήσεις;<text:span text:style-name="T3"> </text:span>ὁ δέ Ῥῶναν δι’ ἀπορίας τὴν γὴν πατῶν, Ξύνοιδ’ ἔγωγε, ε”φη<text:span text:style-name="T3"> </text:span>σκυθρωπάζων, τῷ Φλωρεντεία, πράξαντι ἅπερ ᾠήθη βέλτιστα.<text:span text:style-name="T3"> </text:span>ὁ δέ Ἀτηρὸς χόλου χάριν τοῖς ὀπισθίοις σκέλεσι σκιρτῶν ῗΗ<text:span text:style-name="T3"> </text:span>τὸ βέλτιστα λέγεις; τί πρὸς ἡμᾶς τοῦτο τὸ πρᾶγμα, οἱ γάρ τοι<text:span text:style-name="T3"> </text:span>κένταυροι ἔχουσιν ὅλοι περὶ τὰ εἱμαρμένα, ἡμέτερον δ’ οὐκ <text:soft-page-break/>ε”στι<text:span text:style-name="T3"> </text:span>περιπολεῖν δήπου ἐν τῇ ὕλῃ οὐδὲν ὄνων διαφέροντας περὶ τούς<text:span text:style-name="T3"> </text:span>ταλαιπώρους τῶν ἀνθρώπων σπουδάζοντας.<text:span text:style-name="T3"> </text:span>καὶ ὁ Φλωρεντείας ἄφνω δι’ ὀργῆς ἐξήλατο ὥστ’ ἐδέησε τὸν<text:span text:style-name="T3"> </text:span>Ἄρειον τῶν ὤμων λαβέσθαι ὅπως μὴ ἀναχαιτισθῄ.<text:span text:style-name="T3"> </text:span>καί καταβοῶν τοῦ Ἀτηροῦ Οὔκουν εἶδες, ἔφη, τὸν μονοκέρων<text:span text:style-name="T3">; </text:span>ἢ οὐ συνίης διὰ τί ἀπέθανεν,· ἀλλ’ οἱ πλάνητες ἀστέρες οὖ δήπου<text:span text:style-name="T3"> </text:span>τὸ κεκρυμμένον ἔδειξαν σοί, ε”γωγε γὰρ ἐναντιοῦμαι τῴ εἷς τήνδε<text:span text:style-name="T3"> </text:span>τὴν ὕλην καταδεδυκότι, ὦ Ἀτηρέ, καὶ μετὰ τῶν ἀνθρώπων, εἶ<text:span text:style-name="T3"> </text:span>δεῖ.<text:span text:style-name="T3"> </text:span>καὶ ταῦτ’ εἰπὼν ἐπεστρέψατο καί τοῦ Ἁρείου κατὰ δύναμιν λαμβανομένου εἷς τὰ δένδρα ἀπῆλθε καταλιπὼν τὸν Ῥώνανα καὶ τὸν<text:span text:style-name="T3"> </text:span>Ἁτηρόν.<text:span text:style-name="T3"> </text:span>ὁ δ’ Ἄρειος ἀμέλει ἀπορῶν οὐδέν συνίει τῶν γεγενημένων.<text:span text:style-name="T3"> </text:span>Διὰ τί ὁ Ἀτηρός, ἔφη, οὕτω δυσχεραίνεται,- ἢ ἀπὸ τίνος σύ γ’<text:span text:style-name="T3"> </text:span>ἄρα ε”σωσάς με<text:span text:style-name="T3">; </text:span>ἐκεῖνος δέ βραδύτερον ἤδη βαδίζων παρῄνεσε μὲν τῷ Ἁρείῳ<text:span text:style-name="T3"> </text:span>εὐλαβεῖσθαι μὴ θέλοντι τὴν κεφαλὴν λυπεῖσθαι προσπίπτοντι τοῖς<text:span text:style-name="T3"> </text:span>ὕπερθεν κλάδοις, ἀπεκρίνατο δ’ οὐδὲν περὶ τὰ ἠρωτημένα. καί<text:span text:style-name="T3"> </text:span>τοσοῦτον χρόνον διὰ τῶν δένδρων σιωπῇ προύχώρουν ὥσθ’ ὁ<text:span text:style-name="T3"> </text:span>’Ἁρειος ἐνόμιζεν ἐκεῖνον οὐ βούλεσθαι οὐκέτι διαλέγεσθαι μετ’<text:span text:style-name="T3"> </text:span>αὐτοῦ. ἀλλ’ ἥνικ’ ε”βαινον διὰ θάμνων μάλιστα πυκνῶν, τήνιχ’ ὁ<text:span text:style-name="T3"> </text:span>Φλωρεντείας ἐξ ἀπροσδοκήτου εἱστήκει.<text:span text:style-name="T3"> </text:span>Ὦ Ἄρειε, ἔφη, ὦ Ποτέρ, ἆρ’ οἶσθα περὶ τὸ τῶν μονοκέρων<text:span text:style-name="T3"> </text:span>αἷμα ἐφ’ ᾧ χρῆται,<text:span text:style-name="T3"> </text:span>’Ήκιστά γε, ἧ δ’ ὅς’ ἐταράχθη γὰρ ἀτοπώτατον οἰόμενος τὸ<text:span text:style-name="T3"> </text:span>210 ΑΡΕῙΟΣ ΠοΤΗΡ<text:span text:style-name="T3"> </text:span>ἠρωτημένον. Οὐδενὶ γὰρ μέρει ἐχρησάμεθα τῶν μονοκέρων περὶτῶν<text:span text:style-name="T3"> </text:span>πόσεων ὄντες εἰμὴ τῇ οὐρᾷ ἢ τῷ κέρατι.<text:span text:style-name="T3"> </text:span>Ἀλλὰ γὰρ πάνδεινόν ἐστι φονεύειν τοὺς μονοκέρως. ἀλλ ’ οὐδεὶς εἰς<text:span text:style-name="T3"> </text:span>τοσοῦτο τῆς ἀδικίας προέλθοι ἂν εἰμὴ τὸ πᾶν βούλοιτο παραβαλέσθαι. τὸ γὰρ αἷμα τὸ τοῦ μονοκέρω ἵππου πεπωκώς τις καί εἰ ἐφ’<text:span text:style-name="T3"> </text:span>’Άιδου οὐδῷ γενόμενος ἔχει περιεῖναι’ οὐ μὴν ἀλλὰ δεινὴν τούτων<text:span text:style-name="T3"> </text:span>ποτὲ δώσει δίκην. φονεύσας γὰρ καθαρόν τι καί ἀβλαβές ὡς σωσ-όμενος σεαυτὸν διαγαγεῖν δεήσει σε βίον οὐ βιωτὸν οὐδ’ ἀνασχετόν,<text:span text:style-name="T3"> </text:span>κατάρατον μὲν οὖν λέγω εἷς ἀεὶ ἐξ οὗ τοῦ αἵματος ἅπαξ πέπωκας.<text:span text:style-name="T3"> </text:span>ὁ δ’ Ἄρειος ἀτενέσι τοῖς ὄμμασιν ε”βλεπε συνεχῶς τὸν<text:span text:style-name="T3"> </text:span>Φλωρεντείαν πρὸς τοῦπισθεν τῆς κεφαλῆς, καταστίκτου καὶ<text:span text:style-name="T3"> </text:span>ἀργυροειδοῦς φαινομένης ἐν φωτὶ σελήνης.<text:span text:style-name="T3"> </text:span>Ἀλλὰ τίς, ἔλεγεν εἷς ἑαυτόν, εἷς τοσοῦτο τῆς ἀθυμίας παρέλθοι ἅν; εἶ<text:span text:style-name="T3"> </text:span>γὰρ εἷς ἀεὶ κατάρατος εἴης, ἦ μὴν βέλτιον ἂν εἴη τεθνηκέναι<text:span text:style-name="T3">; </text:span>ἐκεῖνος δέ Βέλτιον δή, ἔφη. εἴ γε μὴ δέοι σε περιεῖναι μέχρι<text:span text:style-name="T3"> </text:span>τοσούτου μόνον, ἕως ἂν οἷός τ’ ᾗς πιεῖν ἄλλου τινὸς οὗ καὶ πεπωκὼς<text:span text:style-name="T3"> </text:span>ἀναλάβοις ἂν σεαυτὸν ἀνακεκτημένος τήν τε πρὶν δύναμιν ἅπασαν<text:span text:style-name="T3"> </text:span>καὶ <text:soft-page-break/>πᾶν τὸ κράτος. καὶ μὴν καὶ πιόντι ἀδύνατον ἂν εἴη σοὶ<text:span text:style-name="T3"> </text:span>ἀποθανεῖν. ὦ θαυμάσιε Ποτέρ, ἦ που οἶσθα τί ἐστι τὸ νῦν δὴ<text:span text:style-name="T3"> </text:span>ἐν τῷ φρουρίῳ κεκρυμμένον,’<text:span text:style-name="T3"> </text:span>’Ἡ γε τοῦ φιλοσόφου λίθος τίκτει δήπου τὸ τῆς ζωῆς φάρμακον<text:span text:style-name="T3"> </text:span>ὅπερ καὶ ἀθάνατον ποιήσει τὸν πεπωκότα. ἀλλ’ οὐ συνίημι τίς -<text:span text:style-name="T3"> </text:span>Εἶτα οὐκ ἐννοεῖσθαι ε”χεις οὐδένα ὅστις πολλὰ ε”τη περιέμενεν ὡς<text:span text:style-name="T3"> </text:span>τὴν δύναμιν τὴν πεπτωκυῖαν ἐπανορθώσων ζῶν ἁμωσγέπως καί<text:span text:style-name="T3"> </text:span>καιρὸν καραδοκῶν,-<text:span text:style-name="T3"> </text:span>τῷ δ’ Ἁρείῳ ἔδοξεν ἡ καρδία σφιγχθῆναι ὥσπερ πυγμῇ τινι<text:span text:style-name="T3"> </text:span>σιδηρᾷ ἐχομένη, ἀκούοντι μεταξὺ τοῦ τῶν δένδρων ψόφου μάλ’<text:span text:style-name="T3"> </text:span>αὖθις τὰ τοῦ Ἁγριώδους καθάπερ ἐκείνῃ τῇ νυκτὶ ὅτε πρῶτον<text:span text:style-name="T3"> </text:span>ἐνέτυχεν αὐτῷ’ Οἱ μὲν γάρ φασι τεθνηκέναι αὐτόν, ληροῦντες, ὡς<text:span text:style-name="T3"> </text:span>οἶμαι, οὐκ εἶδότες εἴγ’άρα τοσοῦτο ἔτι μετεῖχε τοῦ ἀνθρωπίνου ὥστε<text:span text:style-name="T3"> </text:span>θανάσιμον εἶναι.<text:span text:style-name="T3"> </text:span>Ἠ καῖ λέγεις ὅτι ἐκεῖνος ἦν ὁ Φολιδο -<text:span text:style-name="T3"> </text:span>ἀλλ’ ὑπέλαβεν ἡ Ἑρμιόνη κατὰ τὴν ἄτραπον τρέχουσα πρὸς<text:span text:style-name="T3"> </text:span>αὐτούς, τοῦ Ἁγριώδους ἅμα κατόπιν πνευστιῶντος καί Ἄρειε,<text:span text:style-name="T3"> </text:span>Ἃρειε, φάσκουσα, ἆρα σῶς εἶ;<text:span text:style-name="T3"> <text:s/></text:span>ὁ δέ σχεδὸν οὐκ εἰδὼς ὅ τι λέγει ’Έγωγε, ἔφη. ὁ δὲ μονοκέρως<text:span text:style-name="T3"> </text:span>ἵππος, ὦ Ἁγρίωδες, τέθνηκεν ἐκεῖ ἐν τοῖς δένδρεσι κείμενος.<text:span text:style-name="T3"> </text:span>τοῦ δ’ Ἁγριώδους ἀναθρῆσαι τὸν μονοκέρων σπεύδοντος ὁ<text:span text:style-name="T3"> </text:span>Φλωρεντείας τονθορύζων Ἀλλὰ νῦν δή, ἔφη, ἀνάγκη ἐστὶν<text:span text:style-name="T3"> </text:span>ἀπελθεῖν. ἐν ἀσφαλεῖ γὰρ εἶ σύ.<text:span text:style-name="T3"> </text:span>ΠΕΡΙ ΤΗΣ γΛΗΣ ΤΗΣ ΑΠοΡΡΗΤοΥ 2] 1<text:span text:style-name="T3"> </text:span>καὶ καταβάντος τοῦ Ἁρείου Εὐδαιμονοίης, ἔφη, ὦ ’Άρειε Ποτέρ,<text:span text:style-name="T3"> </text:span>ἀλλὰ γὰρ ἐνίοτε καὶ οἱ κένταυροι ἐσφάλησαν περὶ τὰ τῶν πλανήτων<text:span text:style-name="T3"> </text:span>ἀστέρων. ἐλπίζω οὖν καὶ αὐτὸς καί περὶ τὰ νῦν ἡμαρτηκέναι.<text:span text:style-name="T3"> </text:span>καὶ ἐπιστρεψάμενος πάλιν εἰς τὴν βαθεῖαν ὕλην δρόμῳ ἀπέβη,<text:span text:style-name="T3"> </text:span>τὸν “Ἀρειον καταλιπων ῥιγοῦντα.</text:p>
            <text:p text:style-name="Table_20_Contents">&gt;ἰ&lt;</text:p>
            <text:p text:style-name="Table_20_Contents">ἐν δέ τούτῳ ὁ Ῥοῶν ἐν τῷ κοινείῳ εἷς ὕπνον ἔπεσε μεταξὺ περιμένων σκοταῖος ἕως ἐκεῖνοι ἐπανέλθωσιν ἄν. τοῦ δ’ Ἁρείου τραχέως</text:p>
            <text:p text:style-name="Table_20_Contents">ἐγείραντος αὐτὸν πρῶτον μὲν εἰκῇ ἐβόα τι περὶ τῶν ἐν ἀγῶνί τινι<text:span text:style-name="T3"> </text:span>ι’καροσφαιρικῴ ἀδικούντων, ἐν δ’ ἀκαρεῖ κεχηνὼς ἤκουεν ἐκείνου</text:p>
            <text:p text:style-name="Table_20_Contents">διεξιόντος αὐτῷ καὶ τῇ Ἑρμιόνῃ τί ἐν ὕλῃ γέγονεν.</text:p>
            <text:p text:style-name="Table_20_Contents">ὁ δέ οὐχ οἶός τ’ ὢν καθίσαι ε”τι τρέμων ἄνω κάτω πρὸ τῆς<text:span text:style-name="T3"> </text:span>ἐσχάρας περιεπάτει.<text:span text:style-name="T3"> </text:span>Ὁ μὲν οὖν Σίναπυς τῆς λίθου τῷ Φολιδομορτῴ δώσων ἐπιθυμεῖ,<text:span text:style-name="T3"> </text:span>ὁ δὲ ἐν ὕλῂ περιμένει ἀλλ’ ἦ ἐκ τοσούτου χρόνου νομίζομεν ἐπὶ<text:span text:style-name="T3"> </text:span>χρυσῷ μόνον σπουδάζειν τὸν Σίναπυν;<text:span text:style-name="T3"> </text:span>Ἀλλὰ πέπαυσο ὀνομάζων αὐτόν, εἶπεν ὁ Ῥόων διὰ φόβου εἷς οὖς<text:span text:style-name="T3"> </text:span>αὐτῷ ψιθυρίζων, ὥσπερ εἷ τῷ Φολιδομορτῷ ἐξῆν ἀκροᾶσθαι<text:span text:style-name="T3"> </text:span>αὐτῶν δήπου.<text:span text:style-name="T3"> </text:span><text:soft-page-break/>ταῦτα δ’ ὁ ’Ἁρειος παρέλιπεν, ἀναλαβὼν δ’ Ὁ Φλωρεντείας, ἔφη,<text:span text:style-name="T3"> </text:span>ἔσωσέ με καίπερ οὗ προσῆκον. ὁ γὰρ Ἀτηρὸς παντοῖος ἐγένετο<text:span text:style-name="T3"> </text:span>λέγων ὅτι οὐ προσήκει πολυπραγμονεῖν περὶ τὰ τοῖς πλάνησιν<text:span text:style-name="T3"> </text:span>ἀστράσιν εἱμαρμένα. εἵμαρτο γὰρ δηλαδὴ τὸν Φολιδομορτόν κατιέναι μέλλειν. πέπεισται δὲ ὁ Ἀτηρὸς ὡς ὁ Φλωρεντείας ὤφελεν<text:span text:style-name="T3"> </text:span>ἐᾶσαι τὸν Φολιδομορτὸν ἀποκτεῖναί με καὶ τοῦτο δήπου τοῖς<text:span text:style-name="T3"> </text:span>ἀστράσιν εἵμαρται.<text:span text:style-name="T3"> <text:s/></text:span>ὁ δέ Ῥοῶν συρίζων Οὔκουν παύσῃ σύ, ἔφη, ὀνομάζων<text:span text:style-name="T3"> </text:span>ἐκεῖνον.<text:span text:style-name="T3"> </text:span>’Άρειος δέ ὡς παραπεπληγμένος ’Ώστε μενετέον μοι, ἔφη,<text:span text:style-name="T3"> </text:span>ἕως ἂν ὁ Σίναπυς κλέψῃ τὴν λίθον· τότε δὴ ὁ Φολιδομορτὸς<text:span text:style-name="T3"> </text:span>τέλος δυνήσεται διαφθεῖραί με. ἀλλ’ οὖν ὅ γε Ἀτηρὸς οἶμαι<text:span text:style-name="T3"> </text:span>εὐφρανεῖται.<text:span text:style-name="T3"> </text:span>ἡ δ’ Ἑρμιόνη φοβεῖσθαι μὲν ἐδόκει, παραμυθομένη δ’ ὅμως εἶπε<text:span text:style-name="T3"> </text:span>τάδε·<text:span text:style-name="T3"> </text:span>διΩ “Ἀρειε, ἔφη, λέγεται ὅτι μόνον τὸν Διμπλόδωρον ἐφοβεῖτο<text:span text:style-name="T3"> </text:span>ὁ δεῖνα. παρόντος οὖν τοῦ Διμπλοδώρου ὁ δεῖνα οὐ βλάψει σε.<text:span text:style-name="T3"> </text:span>ἀλλὰ νὴ Δί’ ὀρθῶς λέγουσιν ἀεὶ οἱ κένταυροι; ε”μοιγε γὰρ τὰ<text:span text:style-name="T3"> </text:span>τοιαῦτα ὡς δοκεῖν μετέχει τι τῆς τερατολογίας, καὶ ταύτην<text:span text:style-name="T3"> </text:span>δὴ ἡ πάνυ Μαγονωγαλέα νομίζει μέρος εἶναι τῆς μαγικῆς οὐδέν<text:span text:style-name="T3"> </text:span>ἀκριβές.<text:span text:style-name="T3"> </text:span>212 ΑΡΕιοΣ ΠοΤΗΡ<text:span text:style-name="T3"> </text:span>καὶ πρὸς ἡμέραν ἐγίγνετο πολλοῦ ἔτ’ ὄντος τοῦ περὶ ταῦτα<text:span text:style-name="T3"> </text:span>λόγου. τέλος δέ τῷ λαλεῖν τετρυχωμένοι καί βράγχου ἐπιγενομένου<text:span text:style-name="T3"> </text:span>αὐτοῖς ἐκοιμήθησαν. ἄλλο δέ τι ἀπροσδόκητον ε”δει γενέσθαί ὁ γὰρ</text:p>
            <text:p text:style-name="Table_20_Contents">’Ἁρειος μεταξὺ τὰ τῆς κλίνης στρώματα διατιθεὶς ηὗρεν ὑπένερθε<text:span text:style-name="T3"> </text:span>τὴν χλαῖναν τὴν τῆς ἀφανείας. ἐν δ’ ἐπιστολῇ πρὸς αὐτὴν πεπορπαμένῃ ἀνέγνω τάδε·<text:span text:style-name="T3"> </text:span>εἷς τὸ δέον.</text:p>
          </table:table-cell>
          <table:table-cell table:style-name="Table1.A1" office:value-type="string">
            <text:p text:style-name="Table_20_Contents"><text:s text:c="3"/></text:p>
            <text:p text:style-name="Table_20_Contents"><text:s/></text:p>
            <text:p text:style-name="Table_20_Contents">The moon was bright, but clouds scudding across it kept throwing them into darkness. Ahead, Harry could see the lighted windows of Hagrid's hut. Then they heard a distant shout.</text:p>
            <text:p text:style-name="Table_20_Contents">"Is that you, Filch? Hurry up, I want ter get started."</text:p>
            <text:p text:style-name="Table_20_Contents">Harry's heart rose; if they were going to be working with Hagrid it wouldn't be so bad. His relief must have showed in his -face, because Filch said, "I suppose you think you'll be enjoying yourself with that oaf? Well, think again, boy -- it's into the forest you're going and I'm much mistaken if you'll all come out in one piece."</text:p>
            <text:p text:style-name="Table_20_Contents">At this, Neville let out a little moan, and Malfoy stopped dead in his tracks.</text:p>
            <text:p text:style-name="Table_20_Contents">"The forest?" he repeated, and he didn't sound quite as cool as usual.</text:p>
            <text:p text:style-name="Table_20_Contents">"We can't go in there at night -- there's all sorts of things in there -- werewolves, I heard."</text:p>
            <text:p text:style-name="Table_20_Contents">Neville clutched the sleeve of Harry's robe and made a choking noise.</text:p>
            <text:p text:style-name="Table_20_Contents">"That's your problem, isn't it?" said Filch, his voice cracking with glee. "Should've thought of them werewolves before you got in trouble, shouldn't you?"</text:p>
            <text:p text:style-name="Table_20_Contents">Hagrid came striding toward them out of the dark, Fang at his heel. He was carrying his large crossbow, and a quiver of arrows hung over his shoulder.</text:p>
            <text:p text:style-name="Table_20_Contents">"Abou' time," he said. "I bin waitin' fer half an hour already. All right, Harry, Hermione?"</text:p>
            <text:p text:style-name="Table_20_Contents"><text:soft-page-break/>"I shouldn't be too friendly to them, Hagrid," said Filch coldly, they're here to be punished, after all."</text:p>
            <text:p text:style-name="Table_20_Contents">"That's why yer late, is it?" said Hagrid, frowning at Filch. "Bin lecturin' them, eh? 'Snot your place ter do that. Yeh've done yer bit, I'll take over from here."</text:p>
            <text:p text:style-name="Table_20_Contents">"I'll be back at dawn," said Filch, "for what's left of them," he added nastily, and he turned and started back toward the castle, his lamp bobbing away in the darkness.</text:p>
            <text:p text:style-name="Table_20_Contents">Malfoy now turned to Hagrid.</text:p>
            <text:p text:style-name="Table_20_Contents">"I'm not going in that forest, he said, and Harry was pleased to hear the note of panic in his voice.</text:p>
            <text:p text:style-name="Table_20_Contents">"Yeh are if yeh want ter stay at Hogwarts," said Hagrid fiercely.</text:p>
            <text:p text:style-name="Table_20_Contents">"Yeh've done wrong an' now yehve got ter pay fer it."</text:p>
            <text:p text:style-name="Table_20_Contents">"But this is servant stuff, it's not for students to do. I thought we'd be copying lines or something, if my father knew I was doing this, he'd tell yer that's how it is at Hogwarts," Hagrid growled. "Copyin' lines! What good's that ter anyone? Yeh'll do summat useful or Yeh'll get out.</text:p>
            <text:p text:style-name="Table_20_Contents">If yeh think yer father'd rather you were expelled, then get back off ter the castle an' pack. Go on"' Malfoy didn't move. He looked at Hagrid furiously, but then dropped his gaze.</text:p>
            <text:p text:style-name="Table_20_Contents">"Right then," said Hagrid, "now, listen carefully, 'cause it's dangerous what we're gonna do tonight, an' I don' want no one takin' risks. Follow me over here a moment."</text:p>
            <text:p text:style-name="Table_20_Contents">He led them to the very edge of the forest. Holding his lamp up high, he pointed down a narrow, winding earth track that disappeared into the thick black trees. A light breeze lifted their hair as they looked into the forest.</text:p>
            <text:p text:style-name="Table_20_Contents">"Look there," said Hagrid, "see that stuff shinin' on the ground? Silvery stuff? That's unicorn blood. There's a unicorn in there bin hurt badly by summat. This is the second time in a week. I found one dead last Wednesday. We're gonna try an' find the poor thing. We might have ter put it out of its misery."</text:p>
            <text:p text:style-name="Table_20_Contents">"And what if whatever hurt the unicorn finds us first?" said Malfoy, unable to keep the fear out of his voice.</text:p>
            <text:p text:style-name="Table_20_Contents">"There's nothin' that lives in the forest that'll hurt yeh if yer with me or Fang," said Hagrid. "An' keep ter the path. Right, now, we're gonna split inter two <text:soft-page-break/>parties an' follow the trail in diff'rent directions. There's blood all over the place, it must've bin staggerin' around since last night at least."</text:p>
            <text:p text:style-name="Table_20_Contents">"I want Fang," said Malfoy quickly, looking at Fang's long teeth.</text:p>
            <text:p text:style-name="Table_20_Contents">"All right, but I warn yeh, he's a coward," said Hagrid. " So me, Harry, an' Hermione'll go one way an' Draco, Neville, an' Fang'll go the other.</text:p>
            <text:p text:style-name="Table_20_Contents">Now, if any of us finds the unicorn, we'll send up green sparks, right? Get yer wands out an' practice now -- that's it -- an' if anyone gets in trouble, send up red sparks, an' we'll all come an' find yeh -- so, be careful -- let's go."</text:p>
            <text:p text:style-name="Table_20_Contents">The forest was black and silent. A little way into it they reached a fork in the earth path, and Harry, Hermione, and Hagrid took the left path while Malfoy, Neville, and Fang took the right.</text:p>
            <text:p text:style-name="Table_20_Contents">They walked in silence, their eyes on the ground. Every now and then a ray of moonlight through the branches above lit a spot of silver-blue blood on the fallen leaves.</text:p>
            <text:p text:style-name="Table_20_Contents">Harry saw that Hagrid looked very worried.</text:p>
            <text:p text:style-name="Table_20_Contents">"Could a werewolf be killing the unicorns?" Harry asked.</text:p>
            <text:p text:style-name="Table_20_Contents">"Not fast enough," said Hagrid. "It's not easy ter catch a unicorn, they're powerful magic creatures. I never knew one ter be hurt before."</text:p>
            <text:p text:style-name="Table_20_Contents">They walked past a mossy tree stump. Harry could hear running water; there must be a stream somewhere close by. There were still spots of unicorn blood here and there along the winding path.</text:p>
            <text:p text:style-name="Table_20_Contents">"You all right, Hermione?" Hagrid whispered. "Don' worry, it can't've gone far if it's this badly hurt, an' then we'll be able ter -- GET BEHIND THAT TREE!"</text:p>
            <text:p text:style-name="Table_20_Contents">Hagrid seized Harry and Hermione and hoisted them off the path behind a towering oak. He pulled out an arrow and fitted it into his crossbow, raising it, ready to fire. The three of them listened. Something was slithering over dead leaves nearby: it sounded like a cloak trailing along the ground. Hagrid was squinting up the dark path, but after a few seconds, the sound faded away.</text:p>
            <text:p text:style-name="Table_20_Contents">"I knew it, " he murmured. "There's summat in here that shouldn' be."</text:p>
            <text:p text:style-name="Table_20_Contents">"A werewolf?" Harry suggested.</text:p>
            <text:p text:style-name="Table_20_Contents">"That wasn' no werewolf an' it wasn' no unicorn, neither," said Hagrid grimly. "Right, follow me, but <text:soft-page-break/>careful, now."</text:p>
            <text:p text:style-name="Table_20_Contents">They walked more slowly, ears straining for the faintest sound.</text:p>
            <text:p text:style-name="Table_20_Contents">Suddenly, in a clearing ahead, something definitely moved.</text:p>
            <text:p text:style-name="Table_20_Contents">"Who's there?" Hagrid called. "Show yerself -- I'm armed!"</text:p>
            <text:p text:style-name="Table_20_Contents">And into the clearing came -- was it a man, or a horse? To the waist, a man, with red hair and beard, but below that was a horse's gleaming chestnut body with a long, reddish tail. Harry and Hermione's jaws dropped.</text:p>
            <text:p text:style-name="Table_20_Contents">"Oh, it's you, Ronan," said Hagrid in relief. "How are yeh?"</text:p>
            <text:p text:style-name="Table_20_Contents">He walked forward and shook the centaur's hand.</text:p>
            <text:p text:style-name="Table_20_Contents">"Good evening to you, Hagrid," said Ronan. He had a deep, sorrowful voice. "Were you going to shoot me?"</text:p>
            <text:p text:style-name="Table_20_Contents">"Can't be too careful, Ronan," said Hagrid, patting his crossbow.</text:p>
            <text:p text:style-name="Table_20_Contents">"There's summat bad loose in this forest. This is Harry Potter an' Hermione Granger, by the way. Students up at the school. An' this is Ronan, you two. He's a centaur.)) "We'd noticed," said Hermione faintly.</text:p>
            <text:p text:style-name="Table_20_Contents">"Good evening," said Ronan. "Students, are you? And do you learn much, up at the school?"</text:p>
            <text:p text:style-name="Table_20_Contents">"Erm --"</text:p>
            <text:p text:style-name="Table_20_Contents">"A bit," said Hermione timidly.</text:p>
            <text:p text:style-name="Table_20_Contents">"A bit. Well, that's something." Ronan sighed. He flung back his head and stared at the sky. "Mars is bright tonight."</text:p>
            <text:p text:style-name="Table_20_Contents">"Yeah," said Hagrid, glancing up, too. "Listen, I'm glad we've run inter yeh, Ronan, 'cause there's a unicorn bin hurt -- you seen anythin'?"</text:p>
            <text:p text:style-name="Table_20_Contents">Ronan didn't answer immediately. He stared unblinkingly upward, then sighed again.</text:p>
            <text:p text:style-name="Table_20_Contents">"Always the innocent are the first victims," he said. "So it has been for ages past, so it is now."</text:p>
            <text:p text:style-name="Table_20_Contents">"Yeah," said Hagrid, "but have yeh seen anythin', Ronan? Anythin' unusual?"</text:p>
            <text:p text:style-name="Table_20_Contents">"Mars is bright tonight," Ronan repeated, while Hagrid watched him impatiently. "Unusually bright."</text:p>
            <text:p text:style-name="Table_20_Contents">"Yeah, but I was meanin' anythin' unusual a bit nearer home, said Hagrid. "So yeh haven't noticed anythin' strange?"</text:p>
            <text:p text:style-name="Table_20_Contents">Yet again, Ronan took a while to answer. At last, he said, "The forest hides many secrets."</text:p>
            <text:p text:style-name="Table_20_Contents"><text:soft-page-break/>A movement in the trees behind Ronan made Hagrid raise his bow again, but it was only a second centaur, black-haired and -bodied and wilder-looking than Ronan.</text:p>
            <text:p text:style-name="Table_20_Contents">"Hullo, Bane," said Hagrid. "All right?"</text:p>
            <text:p text:style-name="Table_20_Contents">"Good evening, Hagrid, I hope you are well?"</text:p>
            <text:p text:style-name="Table_20_Contents">"Well enough. Look, I've jus' bin askin' Ronan, you seen anythin' odd in here lately? There's a unicorn bin injured -- would yeh know anythin' about it?"</text:p>
            <text:p text:style-name="Table_20_Contents">Bane walked over to stand next to Ronan. He looked skyward. "Mars is bright tonight," he said simply.</text:p>
            <text:p text:style-name="Table_20_Contents">"We've heard," said Hagrid grumpily. "Well, if either of you do see anythin', let me know, won't yeh? We'll be off, then."</text:p>
            <text:p text:style-name="Table_20_Contents">Harry and Hermione followed him out of the clearing, staring over their shoulders at Ronan and Bane until the trees blocked their view.</text:p>
            <text:p text:style-name="Table_20_Contents">"Never," said Hagrid irritably, "try an' get a straight answer out of a centaur. Ruddy stargazers. Not interested in anythin' closer'n the moon."</text:p>
            <text:p text:style-name="Table_20_Contents">"Are there many of them in here?" asked Hermione.</text:p>
            <text:p text:style-name="Table_20_Contents">"Oh, a fair few... Keep themselves to themselves mostly, but they're good enough about turnin' up if ever I want a word. They're deep, mind, centaurs... they know things... jus' don' let on much."</text:p>
            <text:p text:style-name="Table_20_Contents">"D'you think that was a centaur we heard earlier?" said Harry.</text:p>
            <text:p text:style-name="Table_20_Contents">"Did that sound like hooves to you? Nah, if yeh ask me, that was what's bin killin' the unicorns -- never heard anythin' like it before."</text:p>
            <text:p text:style-name="Table_20_Contents">They walked on through the dense, dark trees. Harry kept looking nervously over his shoulder. He had the nasty feeling they were being watched. He was very glad they had Hagrid and his crossbow with them.</text:p>
            <text:p text:style-name="Table_20_Contents">They had just passed a bend in the path when Hermione grabbed Hagrid's arm.</text:p>
            <text:p text:style-name="Table_20_Contents">"Hagrid! Look! Red sparks, the others are in trouble!"</text:p>
            <text:p text:style-name="Table_20_Contents">"You two wait here!" Hagrid shouted. "Stay on the path, I'll come back for yeh!"</text:p>
            <text:p text:style-name="Table_20_Contents">They heard him crashing away through the undergrowth and stood looking at each other, very scared, until they couldn't hear anything but the rustling of leaves around them.</text:p>
            <text:p text:style-name="Table_20_Contents">"You don't think they've been hurt, do you?" whispered Hermione.</text:p>
            <text:p text:style-name="Table_20_Contents"><text:soft-page-break/>"I don't care if Malfoy has, but if something's got Neville... it's our fault he's here in the first place."</text:p>
            <text:p text:style-name="Table_20_Contents">The minutes dragged by. Their ears seemed sharper than usual. Harry's seemed to be picking up every sigh of the wind, every cracking twig.</text:p>
            <text:p text:style-name="Table_20_Contents">What was going on? Where were the others? At last, a great crunching noise announced Hagrid's return. Malfoy, Neville, and Fang were with him. Hagrid was fuming. Malfoy, it seemed, had sneaked up behind Neville and grabbed him as a joke. Neville had panicked and sent up the sparks.</text:p>
            <text:p text:style-name="Table_20_Contents">"We'll be lucky ter catch anythin' now, with the racket you two were makin'. Right, we're changin' groups -- Neville, you stay with me an' Hermione, Harry, you go with Fang an' this idiot. I'm sorry," Hagrid added in a whisper to Harry, "but he'll have a harder time frightenin' you, an' we've gotta get this done."</text:p>
            <text:p text:style-name="Table_20_Contents">So Harry set off into the heart of the forest with Malfoy and Fang. They walked for nearly half an hour, deeper and deeper into the forest, until the path became almost impossible to follow because the trees were so thick. Harry thought the blood seemed to be getting thicker. There were splashes on the roots of a tree, as though the poor creature had been thrashing around in pain close by. Harry could see a clearing ahead, through the tangled branches of an ancient oak.</text:p>
            <text:p text:style-name="Table_20_Contents">"Look --" he murmured, holding out his arm to stop Malfoy.</text:p>
            <text:p text:style-name="Table_20_Contents">Something bright white was gleaming on the ground. They inched closer.</text:p>
            <text:p text:style-name="Table_20_Contents">It was the unicorn all right, and it was dead. Harry had never seen anything so beautiful and sad. Its long, slender legs were stuck out at odd angles where it had fallen and its mane was spread pearly-white on the dark leaves.</text:p>
            <text:p text:style-name="Table_20_Contents">Harry had taken one step toward it when a slithering sound made him freeze where he stood. A bush on the edge of the clearing quivered....</text:p>
            <text:p text:style-name="Table_20_Contents">Then, out of the shadows, a hooded figure came crawling across the ground like some stalking beast. Harry, Malfoy, and Fang stood transfixed. The cloaked figure reached the unicorn, lowered its head over the wound in the animal's side, and began to drink its blood.</text:p>
            <text:p text:style-name="Table_20_Contents">"AAAAAAAAAARGH!"</text:p>
            <text:p text:style-name="Table_20_Contents">Malfoy let out a terrible scream and bolted -- so did Fang. The hooded figure raised its head and looked <text:soft-page-break/>right at Harry -- unicorn blood was dribbling down its front. It got to its feet and came swiftly toward Harry -- he couldn't move for fear.</text:p>
            <text:p text:style-name="Table_20_Contents">Then a pain like he'd never felt before pierced his head; it was as though his scar were on fire. Half blinded, he staggered backward. He heard hooves behind him, galloping, and something jumped clean over Harry, charging at the figure.</text:p>
            <text:p text:style-name="Table_20_Contents">The pain in Harry's head was so bad he fell to his knees. It took a minute or two to pass. When he looked up, the figure had gone. A centaur was standing over him, not Ronan or Bane; this one looked younger; he had white-blond hair and a palomino body.</text:p>
            <text:p text:style-name="Table_20_Contents">"Are you all right?" said the centaur, pulling Harry to his feet.</text:p>
            <text:p text:style-name="Table_20_Contents">"Yes -- thank you -- what was that?"</text:p>
            <text:p text:style-name="Table_20_Contents">The centaur didn't answer. He had astonishingly blue eyes, like pale sapphires. He looked carefully at Harry, his eyes lingering on the scar that stood out, livid, on Harry's forehead.</text:p>
            <text:p text:style-name="Table_20_Contents">"You are the Potter boy," he said. "You had better get back to Hagrid.</text:p>
            <text:p text:style-name="Table_20_Contents">The forest is not safe at this time -- especially for you. Can you ride? It will be quicker this way.</text:p>
            <text:p text:style-name="Table_20_Contents">"My name is Firenze," he added, as he lowered himself on to his front legs so that Harry could clamber onto his back.</text:p>
            <text:p text:style-name="Table_20_Contents">There was suddenly a sound of more galloping from the other side of the clearing. Ronan and Bane came bursting through the trees, their flanks heaving and sweaty.</text:p>
            <text:p text:style-name="Table_20_Contents">"Firenze!" Bane thundered. "What are you doing? You have a human on your back! Have you no shame? Are you a common mule?"</text:p>
            <text:p text:style-name="Table_20_Contents">"Do you realize who this is?" said Firenze. "This is the Potter boy. The quicker he leaves this forest, the better."</text:p>
            <text:p text:style-name="Table_20_Contents">"What have you been telling him?" growled Bane. "Remember, Firenze, we are sworn not to set ourselves against the heavens. Have we not read what is to come in the movements of the planets?"</text:p>
            <text:p text:style-name="Table_20_Contents">Ronan pawed the ground nervously. "I'm sure Firenze thought he was acting for the best, " he said in his gloomy voice.</text:p>
            <text:p text:style-name="Table_20_Contents">Bane kicked his back legs in anger.</text:p>
            <text:p text:style-name="Table_20_Contents">"For the best! What is that to do with us? Centaurs are concerned with what has been foretold! It is not our business to run around like donkeys after stray <text:soft-page-break/>humans in our forest!"</text:p>
            <text:p text:style-name="Table_20_Contents">Firenze suddenly reared on to his hind legs in anger, so that Harry had to grab his shoulders to stay on.</text:p>
            <text:p text:style-name="Table_20_Contents">"Do you not see that unicorn?" Firenze bellowed at Bane. "Do you not understand why it was killed? Or have the planets not let you in on that secret? I set myself against what is lurking in this forest, Bane, yes, with humans alongside me if I must."</text:p>
            <text:p text:style-name="Table_20_Contents">And Firenze whisked around; with Harry clutching on as best he could, they plunged off into the trees, leaving Ronan and Bane behind them.</text:p>
            <text:p text:style-name="Table_20_Contents">Harry didn't have a clue what was going on.</text:p>
            <text:p text:style-name="Table_20_Contents">"Why's Bane so angry?" he asked. "What was that thing you saved me from, anyway?"</text:p>
            <text:p text:style-name="Table_20_Contents">Firenze slowed to a walk, warned Harry to keep his head bowed in case of low-hanging branches, but did not answer Harry's question. They made their way through the trees in silence for so long that Harry thought Firenze didn't want to talk to him anymore. They were passing through a particularly dense patch of trees, however, when Firenze suddenly stopped.</text:p>
            <text:p text:style-name="Table_20_Contents">"Harry Potter, do you know what unicorn blood is used -for?"</text:p>
            <text:p text:style-name="Table_20_Contents">"No," said Harry, startled by the odd question. "We've only used the horn and tail hair in Potions."</text:p>
            <text:p text:style-name="Table_20_Contents">"That is because it is a monstrous thing, to slay a unicorn," said Firenze. "Only one who has nothing to lose, and everything to gain, would commit such a crime. The blood of a unicorn will keep you alive, even if you are an inch from death, but at a terrible price. You have slain something pure and defenseless to save yourself, and you will have but a half-life, a cursed life, from the moment the blood touches your lips."</text:p>
            <text:p text:style-name="Table_20_Contents">Harry stared at the back of Firenze's head, which was dappled silver in the moonlight.</text:p>
            <text:p text:style-name="Table_20_Contents">"But who'd be that desperate?" he wondered aloud. "If you're going to be cursed forever, deaths better, isn't it?"</text:p>
            <text:p text:style-name="Table_20_Contents">"It is," Firenze agreed, "unless all you need is to stay alive long enough to drink something else -- something that will bring you back to full strength and power -- something that will mean you can never die.</text:p>
            <text:p text:style-name="Table_20_Contents">Mr. Potter, do you know what is hidden in the school at this very moment?"</text:p>
            <text:p text:style-name="Table_20_Contents">"The Sorcerer's Stone! Of course -- the Elixir of <text:soft-page-break/>Life! But I don't understand who --"</text:p>
            <text:p text:style-name="Table_20_Contents">"Can you think of nobody who has waited many years to return to power, who has clung to life, awaiting their chance?"</text:p>
            <text:p text:style-name="Table_20_Contents">It was as though an iron fist had clenched suddenly around Harry's heart. Over the rustling of the trees, he seemed to hear once more what Hagrid had told him on the night they had met: "Some say he died.</text:p>
            <text:p text:style-name="Table_20_Contents">Codswallop, in my opinion. Dunno if he had enough human left in him to die."</text:p>
            <text:p text:style-name="Table_20_Contents">"Do you mean," Harry croaked, "that was Vol-"</text:p>
            <text:p text:style-name="Table_20_Contents">"Harry! Harry, are you all right?"</text:p>
            <text:p text:style-name="Table_20_Contents">Hermione was running toward them down the path, Hagrid puffing along behind her.</text:p>
            <text:p text:style-name="Table_20_Contents">"I'm fine," said Harry, hardly knowing what he was saying. "The unicorn's dead, Hagrid, it's in that clearing back there."</text:p>
            <text:p text:style-name="Table_20_Contents">"This is where I leave you," Firenze murmured as Hagrid hurried off to examine the unicorn. "You are safe now."</text:p>
            <text:p text:style-name="Table_20_Contents">Harry slid off his back.</text:p>
            <text:p text:style-name="Table_20_Contents">"Good luck, Harry Potter," said Firenze. "The planets have been read wrongly before now, even by centaurs. I hope this is one of those times."</text:p>
            <text:p text:style-name="Table_20_Contents">He turned and cantered back into the depths of the forest, leaving Harry shivering behind him.</text:p>
            <text:p text:style-name="Table_20_Contents">Ron had fallen asleep in the dark common room, waiting for them to return. He shouted something about Quidditch fouls when Harry roughly shook him awake. In a matter of seconds, though, he was wide-eyed as Harry began to tell him and Hermione what had happened in the forest.</text:p>
            <text:p text:style-name="Table_20_Contents">Harry couldn't sit down. He paced up and down in front of the fire. He was still shaking.</text:p>
            <text:p text:style-name="Table_20_Contents">"Snape wants the stone for Voldemort... and Voldemort's waiting in the forest... and all this time we thought Snape just wanted to get rich...."</text:p>
            <text:p text:style-name="Table_20_Contents">"Stop saying the name!" said Ron in a terrified whisper, as if he thought Voldemort could hear them.</text:p>
            <text:p text:style-name="Table_20_Contents">Harry wasn't listening.</text:p>
            <text:p text:style-name="Table_20_Contents">"Firenze saved me, but he shouldn't have done so.... Bane was furious...</text:p>
            <text:p text:style-name="Table_20_Contents">he was talking about interfering with what the planets say is going to happen.... They must show that Voldemort's coming back.... Bane thinks Firenze should have let Voldemort kill me.... I suppose that's written in the stars as well."</text:p>
            <text:p text:style-name="Table_20_Contents">"Will you stop saying the name!" Ron hissed.</text:p>
            <text:p text:style-name="Table_20_Contents"><text:soft-page-break/>"So all I've got to wait for now is Snape to steal the Stone," Harry went on feverishly, "then Voldemort will be able to come and finish me off... Well, I suppose Bane'll be happy."</text:p>
            <text:p text:style-name="Table_20_Contents">Hermione looked very frightened, but she had a word of comfort.</text:p>
            <text:p text:style-name="Table_20_Contents">"Harry, everyone says Dumbledore's the only one You-Know-Who was ever afraid of With Dumbledore around, You-Know-Who won't touch you. Anyway, who says the centaurs are right? It sounds like fortune-telling to me, and Professor McGonagall says that's a very imprecise branch of magic."</text:p>
            <text:p text:style-name="Table_20_Contents">The sky had turned light before they stopped talking. They went to bed exhausted, their throats sore. But the night's surprises weren't over.</text:p>
            <text:p text:style-name="Table_20_Contents">When Harry pulled back his sheets, he found his invisibility cloak folded neatly underneath them. There was a note pinned to it: Just in case.</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7T13:24:08.444000000</meta:creation-date>
    <dc:date>2023-09-27T23:10:45.721000000</dc:date>
    <meta:editing-duration>PT5M18S</meta:editing-duration>
    <meta:editing-cycles>3</meta:editing-cycles>
    <meta:generator>LibreOffice/7.1.5.2$Windows_X86_64 LibreOffice_project/85f04e9f809797b8199d13c421bd8a2b025d52b5</meta:generator>
    <meta:document-statistic meta:table-count="1" meta:image-count="0" meta:object-count="0" meta:page-count="16" meta:paragraph-count="368" meta:word-count="10309" meta:character-count="60422" meta:non-whitespace-character-count="50454"/>
  </office:meta>
</office:document-meta>
</file>